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TimesNewRoman" svg:font-family="TimesNewRoman" style:font-family-generic="roman"/>
  </office:font-face-decls>
  <office:automatic-styles>
    <style:style style:name="Таблица1" style:family="table" style:master-page-name="">
      <style:table-properties style:width="16.506cm" fo:margin-left="0cm" fo:margin-right="-0.005cm" style:page-number="auto" table:align="margins" style:writing-mode="lr-tb"/>
    </style:style>
    <style:style style:name="Таблица1.A" style:family="table-column">
      <style:table-column-properties style:column-width="1.281cm" style:rel-column-width="726*"/>
    </style:style>
    <style:style style:name="Таблица1.B" style:family="table-column">
      <style:table-column-properties style:column-width="5.318cm" style:rel-column-width="3015*"/>
    </style:style>
    <style:style style:name="Таблица1.C" style:family="table-column">
      <style:table-column-properties style:column-width="3.3cm" style:rel-column-width="1871*"/>
    </style:style>
    <style:style style:name="Таблица1.D" style:family="table-column">
      <style:table-column-properties style:column-width="3.288cm" style:rel-column-width="1864*"/>
    </style:style>
    <style:style style:name="Таблица1.E" style:family="table-column">
      <style:table-column-properties style:column-width="3.32cm" style:rel-column-width="188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4.023cm"/>
    </style:style>
    <style:style style:name="Table1.B" style:family="table-column">
      <style:table-column-properties style:column-width="12.977cm"/>
    </style:style>
    <style:style style:name="Table1.A1" style:family="table-cell">
      <style:table-cell-properties style:vertical-align="middle" fo:background-color="#d9d9d9" fo:padding-left="0.076cm" fo:padding-right="0.076cm" fo:padding-top="0cm" fo:padding-bottom="0.051cm" fo:border="0.05pt solid #000000">
        <style:background-image/>
      </style:table-cell-properties>
    </style:style>
    <style:style style:name="Table1.B1" style:family="table-cell">
      <style:table-cell-properties style:vertical-align="middle" fo:background-color="#efefef" fo:padding-left="0cm" fo:padding-right="0.076cm" fo:padding-top="0cm" fo:padding-bottom="0.051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d9d9d9" fo:padding-left="0.076cm" fo:padding-right="0.076cm" fo:padding-top="0cm" fo:padding-bottom="0.051cm" fo:border-left="0.05pt solid #000000" fo:border-right="0.05pt solid #000000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efefef" fo:padding-left="0cm" fo:padding-right="0.076cm" fo:padding-top="0cm" fo:padding-bottom="0.051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a0808"/>
    </style:style>
    <style:style style:name="P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a0808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a0808" style:font-name-asian="Times New Roman2" style:font-size-asian="14pt" style:font-name-complex="Times New Roman2" style:font-size-complex="14pt"/>
    </style:style>
    <style:style style:name="P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a0808" style:font-name-asian="Times New Roman2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a0808" style:font-name-asian="Times New Roman2" style:font-size-asian="14pt" style:font-name-complex="Times New Roman2" style:font-size-complex="14pt"/>
    </style:style>
    <style:style style:name="P7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left="-1.501cm" fo:margin-right="0cm" fo:margin-top="0cm" fo:margin-bottom="0cm" style:contextual-spacing="false" fo:line-height="150%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paragraph-rsid="000a0808" style:font-size-asian="14pt" style:font-name-complex="Times New Roman2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a0808" style:font-size-asian="14pt" style:font-name-complex="Times New Roman2" style:font-size-complex="14pt"/>
    </style:style>
    <style:style style:name="P10" style:family="paragraph" style:parent-style-name="Standard_20__28_user_29_">
      <style:text-properties style:font-name="Times New Roman" fo:font-size="14pt" officeooo:paragraph-rsid="000a0808" style:font-size-asian="14pt" style:font-name-complex="Times New Roman2" style:font-size-complex="14pt"/>
    </style:style>
    <style:style style:name="P1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12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13" style:family="paragraph" style:parent-style-name="Standard_20__28_user_29_">
      <style:paragraph-properties fo:margin-top="0cm" fo:margin-bottom="0.282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_20__28_user_29_">
      <style:paragraph-properties fo:margin-top="0cm" fo:margin-bottom="0.282cm" style:contextual-spacing="false" fo:line-height="15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19" style:family="paragraph" style:parent-style-name="Standard_20__28_user_29_">
      <style:text-properties style:font-name="Times New Roman" fo:font-size="14pt" fo:font-weight="bold" officeooo:paragraph-rsid="000a0808" style:font-size-asian="14pt" style:font-weight-asian="bold" style:font-name-complex="Times New Roman2" style:font-size-complex="14pt"/>
    </style:style>
    <style:style style:name="P20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2" style:font-size-complex="10pt"/>
    </style:style>
    <style:style style:name="P22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a0808" style:font-size-asian="18pt" style:font-weight-asian="bold" style:font-name-complex="Times New Roman2" style:font-size-complex="18pt"/>
    </style:style>
    <style:style style:name="P23" style:family="paragraph" style:parent-style-name="Standard_20__28_user_29_">
      <style:text-properties style:font-name="Times New Roman" fo:font-size="18pt" fo:font-weight="bold" officeooo:paragraph-rsid="000a0808" style:font-size-asian="18pt" style:font-weight-asian="bold" style:font-name-complex="Times New Roman2" style:font-size-complex="18pt"/>
    </style:style>
    <style:style style:name="P24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25" style:family="paragraph" style:parent-style-name="Standard_20__28_user_29_">
      <style:text-properties officeooo:paragraph-rsid="000a0808"/>
    </style:style>
    <style:style style:name="P26" style:family="paragraph" style:parent-style-name="List_20_Paragraph" style:list-style-name="WWNum12">
      <style:text-properties style:font-name="Times New Roman" fo:font-size="14pt" officeooo:paragraph-rsid="000a0808" style:font-size-asian="14pt" style:font-name-complex="Times New Roman2" style:font-size-complex="14pt"/>
    </style:style>
    <style:style style:name="P27" style:family="paragraph" style:parent-style-name="List_20_Paragraph" style:list-style-name="WWNum13">
      <style:text-properties style:font-name="Times New Roman" fo:font-size="14pt" officeooo:paragraph-rsid="000a0808" style:font-size-asian="14pt" style:font-name-complex="Times New Roman2" style:font-size-complex="14pt"/>
    </style:style>
    <style:style style:name="P28" style:family="paragraph" style:parent-style-name="List_20_Paragraph" style:list-style-name="WWNum14">
      <style:text-properties style:font-name="Times New Roman" fo:font-size="14pt" officeooo:paragraph-rsid="000a0808" style:font-size-asian="14pt" style:font-name-complex="Times New Roman2" style:font-size-complex="14pt"/>
    </style:style>
    <style:style style:name="P29" style:family="paragraph" style:parent-style-name="List_20_Paragraph" style:list-style-name="WWNum15">
      <style:text-properties style:font-name="Times New Roman" fo:font-size="14pt" officeooo:paragraph-rsid="000a0808" style:font-size-asian="14pt" style:font-name-complex="Times New Roman2" style:font-size-complex="14pt"/>
    </style:style>
    <style:style style:name="P30" style:family="paragraph" style:parent-style-name="List_20_Paragraph" style:list-style-name="WWNum16">
      <style:text-properties style:font-name="Times New Roman" fo:font-size="14pt" officeooo:paragraph-rsid="000a0808" style:font-size-asian="14pt" style:font-name-complex="Times New Roman2" style:font-size-complex="14pt"/>
    </style:style>
    <style:style style:name="P31" style:family="paragraph" style:parent-style-name="List_20_Paragraph" style:list-style-name="WWNum17">
      <style:text-properties style:font-name="Times New Roman" fo:font-size="14pt" officeooo:paragraph-rsid="000a0808" style:font-size-asian="14pt" style:font-name-complex="Times New Roman2" style:font-size-complex="14pt"/>
    </style:style>
    <style:style style:name="P32" style:family="paragraph" style:parent-style-name="List_20_Paragraph" style:list-style-name="WWNum18">
      <style:text-properties style:font-name="Times New Roman" fo:font-size="14pt" officeooo:paragraph-rsid="000a0808" style:font-size-asian="14pt" style:font-name-complex="Times New Roman2" style:font-size-complex="14pt"/>
    </style:style>
    <style:style style:name="P33" style:family="paragraph" style:parent-style-name="List_20_Paragraph" style:list-style-name="WWNum2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style:font-name="Times New Roman" fo:font-size="14pt" officeooo:rsid="000c98ee" officeooo:paragraph-rsid="000c98ee" style:font-size-asian="14pt" style:font-name-complex="Times New Roman2" style:font-size-complex="14pt"/>
    </style:style>
    <style:style style:name="P34" style:family="paragraph" style:parent-style-name="List_20_Paragraph" style:list-style-name="WWNum16">
      <style:text-properties style:font-name="Times New Roman" fo:font-size="14pt" officeooo:rsid="000eedc6" officeooo:paragraph-rsid="000eedc6" style:font-size-asian="14pt" style:font-name-complex="Times New Roman2" style:font-size-complex="14pt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6.267cm"/>
        </style:tab-stops>
      </style:paragraph-properties>
      <style:text-properties officeooo:paragraph-rsid="000a0808"/>
    </style:style>
    <style:style style:name="P36" style:family="paragraph" style:parent-style-name="List_20_Paragraph" style:list-style-name="WWNum2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fo:font-size="14pt" officeooo:paragraph-rsid="000a0808" style:font-size-asian="14pt" style:font-size-complex="14pt"/>
    </style:style>
    <style:style style:name="P37" style:family="paragraph" style:parent-style-name="List_20_Paragraph" style:list-style-name="WWNum2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fo:font-size="14pt" officeooo:rsid="000c98ee" officeooo:paragraph-rsid="000c98ee" style:font-size-asian="14pt" style:font-size-complex="14pt"/>
    </style:style>
    <style:style style:name="P38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39" style:family="paragraph" style:parent-style-name="Standard" style:list-style-name="L5">
      <style:paragraph-properties fo:margin-top="0cm" fo:margin-bottom="0cm" style:contextual-spacing="false" fo:line-height="100%" style:vertical-align="baseline"/>
      <style:text-properties fo:color="#000000" loext:opacity="100%" style:font-name="TimesNewRoman" fo:font-size="14pt" officeooo:paragraph-rsid="000b6ecf" style:letter-kerning="true" style:font-name-asian="Times New Roman2" style:font-size-asian="14pt" style:font-name-complex="Times New Roman2" style:font-size-complex="14pt"/>
    </style:style>
    <style:style style:name="P40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officeooo:paragraph-rsid="000c98ee" style:font-size-asian="14pt" style:font-name-complex="Times New Roman2" style:font-size-complex="14pt"/>
    </style:style>
    <style:style style:name="P4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normal" officeooo:rsid="002e32b0" officeooo:paragraph-rsid="000c98ee" style:font-size-asian="14pt" style:font-weight-asian="normal" style:font-name-complex="Times New Roman2" style:font-size-complex="14pt" style:font-weight-complex="normal"/>
    </style:style>
    <style:style style:name="P43" style:family="paragraph" style:parent-style-name="Standard" style:list-style-name="L5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officeooo:paragraph-rsid="000b6ecf" style:font-name-complex="Times New Roman2"/>
    </style:style>
    <style:style style:name="P44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font-size="14pt" officeooo:paragraph-rsid="0010a528" style:font-size-asian="14pt" style:font-size-complex="14pt"/>
    </style:style>
    <style:style style:name="P45" style:family="paragraph" style:parent-style-name="Standard">
      <style:text-properties style:font-name="TimesNewRoman" fo:font-size="14pt" fo:font-weight="normal" officeooo:rsid="0032d2a2" officeooo:paragraph-rsid="000b6ecf" style:font-size-asian="14pt" style:font-weight-asian="normal" style:font-size-complex="14pt" style:font-weight-complex="normal"/>
    </style:style>
    <style:style style:name="P46" style:family="paragraph" style:parent-style-name="Standard" style:list-style-name="L2">
      <style:text-properties style:font-name="TimesNewRoman" fo:font-size="14pt" fo:font-weight="normal" officeooo:rsid="0032d2a2" officeooo:paragraph-rsid="000b6ecf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TimesNewRoman" fo:font-size="14pt" fo:font-weight="normal" officeooo:rsid="002c272f" officeooo:paragraph-rsid="000b6ecf" style:font-size-asian="14pt" style:font-weight-asian="normal" style:font-size-complex="14pt" style:font-weight-complex="normal"/>
    </style:style>
    <style:style style:name="P48" style:family="paragraph" style:parent-style-name="Standard" style:list-style-name="L4">
      <style:text-properties style:font-name="TimesNewRoman" fo:font-size="14pt" fo:font-weight="normal" officeooo:rsid="002c272f" officeooo:paragraph-rsid="000b6ecf" style:font-size-asian="14pt" style:font-weight-asian="normal" style:font-size-complex="14pt" style:font-weight-complex="normal"/>
    </style:style>
    <style:style style:name="P49" style:family="paragraph" style:parent-style-name="Standard" style:list-style-name="L5">
      <style:text-properties style:font-name="TimesNewRoman" fo:font-size="14pt" fo:font-weight="normal" officeooo:rsid="002c272f" officeooo:paragraph-rsid="000b6ecf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TimesNewRoman" fo:font-size="14pt" fo:font-weight="normal" officeooo:rsid="002e32b0" officeooo:paragraph-rsid="000c98ee" style:font-size-asian="14pt" style:font-weight-asian="normal" style:font-size-complex="14pt" style:font-weight-complex="normal"/>
    </style:style>
    <style:style style:name="P51" style:family="paragraph" style:parent-style-name="Standard" style:list-style-name="L2">
      <style:paragraph-properties fo:line-height="105%" style:vertical-align="baseline"/>
      <style:text-properties style:font-name="TimesNewRoman" fo:font-size="14pt" fo:font-weight="normal" officeooo:rsid="0032d2a2" officeooo:paragraph-rsid="000b6ecf" style:letter-kerning="true" style:font-name-asian="SimSun" style:font-size-asian="14pt" style:language-asian="en" style:country-asian="US" style:font-weight-asian="normal" style:font-name-complex="Times New Roman2" style:font-size-complex="14pt" style:font-weight-complex="normal"/>
    </style:style>
    <style:style style:name="P52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a0808" style:font-size-asian="14pt" style:font-name-complex="Times New Roman2" style:font-size-complex="14pt"/>
    </style:style>
    <style:style style:name="P53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54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b6ecf" style:font-size-asian="14pt" style:font-weight-asian="bold" style:font-name-complex="Times New Roman2" style:font-size-complex="14pt"/>
    </style:style>
    <style:style style:name="P55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2" style:font-size-complex="14pt" style:font-weight-complex="normal"/>
    </style:style>
    <style:style style:name="P56" style:family="paragraph" style:parent-style-name="Standard_20__28_user_29_">
      <style:text-properties style:font-name="Times New Roman" fo:font-size="14pt" fo:font-weight="normal" officeooo:paragraph-rsid="000c98ee" style:font-size-asian="14pt" style:font-weight-asian="normal" style:font-name-complex="Times New Roman2" style:font-size-complex="14pt" style:font-weight-complex="normal"/>
    </style:style>
    <style:style style:name="P57" style:family="paragraph" style:parent-style-name="Standard_20__28_user_29_">
      <style:text-properties style:font-name="Times New Roman" fo:font-size="14pt" fo:font-weight="normal" officeooo:paragraph-rsid="000cf8f1" style:font-size-asian="14pt" style:font-weight-asian="normal" style:font-name-complex="Times New Roman2" style:font-size-complex="14pt" style:font-weight-complex="normal"/>
    </style:style>
    <style:style style:name="P58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59" style:family="paragraph" style:parent-style-name="Standard_20__28_user_29_">
      <style:paragraph-properties fo:text-align="center" style:justify-single-word="false"/>
      <style:text-properties style:font-name="Times New Roman" fo:font-size="14pt" fo:font-weight="normal" officeooo:paragraph-rsid="000eedc6" style:font-size-asian="14pt" style:font-weight-asian="normal" style:font-name-complex="Times New Roman2" style:font-size-complex="14pt" style:font-weight-complex="normal"/>
    </style:style>
    <style:style style:name="P60" style:family="paragraph" style:parent-style-name="Standard_20__28_user_29_">
      <style:paragraph-properties fo:text-align="start" style:justify-single-word="false"/>
      <style:text-properties style:font-name="Times New Roman" fo:font-size="14pt" fo:font-weight="normal" officeooo:paragraph-rsid="000eedc6" style:font-size-asian="14pt" style:font-weight-asian="normal" style:font-name-complex="Times New Roman2" style:font-size-complex="14pt" style:font-weight-complex="normal"/>
    </style:style>
    <style:style style:name="P61" style:family="paragraph" style:parent-style-name="Standard_20__28_user_29_">
      <style:paragraph-properties fo:margin-top="0cm" fo:margin-bottom="0cm" style:contextual-spacing="false"/>
      <style:text-properties style:use-window-font-color="true" loext:opacity="0%" style:font-name="Times New Roman" fo:font-size="14pt" fo:language="en" fo:country="US" fo:font-weight="bold" officeooo:rsid="000c98ee" officeooo:paragraph-rsid="000c98ee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62" style:family="paragraph" style:parent-style-name="Table_20_Contents" style:list-style-name="L5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baseline" style:writing-mode="lr-tb"/>
      <style:text-properties style:font-name="TimesNewRoman" fo:font-size="12pt" officeooo:paragraph-rsid="000b6ecf" style:font-size-asian="12pt" style:font-size-complex="12pt" fo:hyphenate="false" fo:hyphenation-remain-char-count="2" fo:hyphenation-push-char-count="2" loext:hyphenation-no-caps="false"/>
    </style:style>
    <style:style style:name="P63" style:family="paragraph" style:parent-style-name="Table_20_Contents" style:list-style-name="L5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baseline" style:writing-mode="lr-tb"/>
      <style:text-properties style:font-name="TimesNewRoman" fo:font-size="12pt" officeooo:paragraph-rsid="000c98ee" style:font-size-asian="12pt" style:font-size-complex="12pt" fo:hyphenate="false" fo:hyphenation-remain-char-count="2" fo:hyphenation-push-char-count="2" loext:hyphenation-no-caps="false"/>
    </style:style>
    <style:style style:name="P64" style:family="paragraph" style:parent-style-name="Table_20_Contents" style:list-style-name="L5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baseline" style:writing-mode="lr-tb"/>
      <style:text-properties style:font-name="TimesNewRoman" fo:font-size="12pt" fo:language="en" fo:country="US" officeooo:paragraph-rsid="000c98ee" style:font-size-asian="12pt" style:font-size-complex="12pt" fo:hyphenate="false" fo:hyphenation-remain-char-count="2" fo:hyphenation-push-char-count="2" loext:hyphenation-no-caps="false"/>
    </style:style>
    <style:style style:name="P65" style:family="paragraph" style:parent-style-name="Table_20_Contents" style:list-style-name="L5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baseline" style:writing-mode="lr-tb"/>
      <style:text-properties fo:font-size="12pt" fo:font-weight="normal" officeooo:paragraph-rsid="000c98e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6" style:family="paragraph" style:parent-style-name="Table_20_Contents" style:list-style-name="L5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baseline" style:writing-mode="lr-tb"/>
      <style:text-properties fo:font-size="12pt" fo:language="en" fo:country="US" fo:font-weight="normal" officeooo:paragraph-rsid="000c98e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7" style:family="paragraph" style:parent-style-name="Table_20_Contents" style:list-style-name="L5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baseline" style:writing-mode="lr-tb"/>
      <style:text-properties fo:font-size="12pt" fo:language="ru" fo:country="RU" fo:font-weight="normal" officeooo:paragraph-rsid="000c98e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8" style:family="paragraph" style:parent-style-name="Table_20_Contents">
      <style:text-properties fo:color="#000000" loext:opacity="100%" style:font-name="Times New Roman1" fo:font-size="12pt" fo:font-weight="normal" officeooo:rsid="003360a4" officeooo:paragraph-rsid="000c98ee" style:font-weight-asian="normal" style:font-weight-complex="normal"/>
    </style:style>
    <style:style style:name="P69" style:family="paragraph" style:parent-style-name="Table_20_Contents">
      <style:text-properties fo:color="#000000" loext:opacity="100%" style:font-name="Times New Roman1" fo:font-size="12pt" fo:font-weight="normal" officeooo:rsid="003360a4" officeooo:paragraph-rsid="000c98ee"/>
    </style:style>
    <style:style style:name="P70" style:family="paragraph" style:parent-style-name="Table_20_Contents">
      <style:text-properties fo:color="#000000" loext:opacity="100%" style:font-name="Times New Roman1" fo:font-size="12pt" fo:font-weight="normal" officeooo:rsid="00338375" officeooo:paragraph-rsid="000c98ee"/>
    </style:style>
    <style:style style:name="P71" style:family="paragraph" style:parent-style-name="Table_20_Heading" style:list-style-name="L5">
      <loext:graphic-properties draw:fill="none"/>
      <style:paragraph-properties fo:margin-left="1.3cm" fo:margin-right="0.6cm" fo:margin-top="0cm" fo:margin-bottom="0cm" style:contextual-spacing="false" fo:text-align="center" style:justify-single-word="false" fo:orphans="0" fo:widows="0" fo:hyphenation-ladder-count="no-limit" fo:text-indent="-1.3cm" style:auto-text-indent="false" fo:background-color="transparent" text:number-lines="false" text:line-number="0" style:vertical-align="baseline" style:writing-mode="lr-tb"/>
      <style:text-properties style:font-name="TimesNewRoman" fo:font-size="14pt" officeooo:rsid="000b6ecf" officeooo:paragraph-rsid="000b6ecf" style:font-size-asian="14pt" style:font-size-complex="14pt" fo:hyphenate="false" fo:hyphenation-remain-char-count="2" fo:hyphenation-push-char-count="2" loext:hyphenation-no-caps="false"/>
    </style:style>
    <style:style style:name="P72" style:family="paragraph" style:parent-style-name="Table_20_Heading" style:list-style-name="L5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baseline" style:writing-mode="lr-tb"/>
      <style:text-properties style:font-name="TimesNewRoman" fo:font-size="14pt" officeooo:paragraph-rsid="000b6ecf" style:font-size-asian="14pt" style:font-size-complex="14pt" fo:hyphenate="false" fo:hyphenation-remain-char-count="2" fo:hyphenation-push-char-count="2" loext:hyphenation-no-caps="false"/>
    </style:style>
    <style:style style:name="P73" style:family="paragraph" style:parent-style-name="Table_20_Heading" style:list-style-name="L5">
      <loext:graphic-properties draw:fill="none"/>
      <style:paragraph-properties fo:margin-left="0cm" fo:margin-right="-0.101cm" fo:margin-top="0cm" fo:margin-bottom="0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vertical-align="baseline" style:writing-mode="lr-tb"/>
      <style:text-properties style:font-name="TimesNewRoman" fo:font-size="12pt" fo:font-weight="normal" officeooo:rsid="000b6ecf" officeooo:paragraph-rsid="000b6ecf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74" style:family="paragraph" style:parent-style-name="Table_20_Heading" style:list-style-name="L5">
      <loext:graphic-properties draw:fill="none"/>
      <style:paragraph-properties fo:margin-left="1.3cm" fo:margin-right="0.6cm" fo:margin-top="0cm" fo:margin-bottom="0cm" style:contextual-spacing="false" fo:text-align="center" style:justify-single-word="false" fo:orphans="0" fo:widows="0" fo:hyphenation-ladder-count="no-limit" fo:text-indent="-1.3cm" style:auto-text-indent="false" fo:background-color="transparent" text:number-lines="false" text:line-number="0" style:vertical-align="baseline" style:writing-mode="lr-tb"/>
      <style:text-properties fo:font-size="12pt" fo:font-weight="normal" officeooo:rsid="000c98ee" officeooo:paragraph-rsid="000c98e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officeooo:rsid="000b6ecf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weight="normal" officeooo:rsid="002c272f" style:font-weight-asian="normal" style:font-weight-complex="normal"/>
    </style:style>
    <style:style style:name="T5" style:family="text">
      <style:text-properties style:font-name="Times New Roman" style:font-name-complex="Times New Roman2"/>
    </style:style>
    <style:style style:name="T6" style:family="text">
      <style:text-properties style:font-name="Times New Roman" officeooo:rsid="000c98ee" style:font-name-complex="Times New Roman2"/>
    </style:style>
    <style:style style:name="T7" style:family="text"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" fo:font-size="14pt" officeooo:rsid="0006e68f" style:font-name-asian="Times New Roman2" style:font-size-asian="14pt" style:font-name-complex="Times New Roman2" style:font-size-complex="14pt"/>
    </style:style>
    <style:style style:name="T9" style:family="text">
      <style:text-properties fo:color="#000000" loext:opacity="100%" style:font-name="Times New Roman" fo:font-size="14pt" officeooo:rsid="000b6ecf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06e68f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fo:color="#000000" loext:opacity="100%" officeooo:rsid="000c98ee"/>
    </style:style>
    <style:style style:name="T12" style:family="text">
      <style:text-properties fo:color="#000000" loext:opacity="100%" fo:language="ru" fo:country="RU" fo:font-style="normal" fo:font-weight="bold" officeooo:rsid="000c98ee" style:letter-kerning="false" style:font-name-asian="Calibri1" style:language-asian="ru" style:country-asian="RU" style:font-weight-asian="bold" style:language-complex="ar" style:country-complex="SA" style:font-weight-complex="bold"/>
    </style:style>
    <style:style style:name="T13" style:family="text">
      <style:text-properties fo:color="#000000" loext:opacity="100%" fo:font-weight="bold" officeooo:rsid="000c98ee" style:font-weight-asian="bold" style:font-weight-complex="bold"/>
    </style:style>
    <style:style style:name="T14" style:family="text">
      <style:text-properties fo:color="#000000" loext:opacity="100%" fo:font-weight="bold" officeooo:rsid="000cf8f1" style:font-weight-asian="bold" style:font-weight-complex="bold"/>
    </style:style>
    <style:style style:name="T15" style:family="text">
      <style:text-properties fo:color="#000000" loext:opacity="100%" fo:font-weight="bold" officeooo:rsid="00099b19" style:font-weight-asian="bold" style:font-weight-complex="bold"/>
    </style:style>
    <style:style style:name="T16" style:family="text">
      <style:text-properties fo:color="#000000" loext:opacity="100%" fo:font-weight="bold" officeooo:rsid="000eedc6" style:font-weight-asian="bold" style:font-weight-complex="bold"/>
    </style:style>
    <style:style style:name="T17" style:family="text">
      <style:text-properties officeooo:rsid="000a0808"/>
    </style:style>
    <style:style style:name="T18" style:family="text">
      <style:text-properties style:use-window-font-color="true" loext:opacity="0%" fo:language="ru" fo:country="RU" officeooo:rsid="000c98ee" style:letter-kerning="false" style:font-name-asian="Calibri1" style:language-asian="en" style:country-asian="US" style:language-complex="ar" style:country-complex="SA"/>
    </style:style>
    <style:style style:name="T19" style:family="text">
      <style:text-properties fo:font-weight="normal" officeooo:rsid="002c272f" style:font-weight-asian="normal" style:font-weight-complex="normal"/>
    </style:style>
    <style:style style:name="T20" style:family="text">
      <style:text-properties fo:language="ru" fo:country="RU"/>
    </style:style>
    <style:style style:name="T21" style:family="text">
      <style:text-properties fo:language="en" fo:country="US"/>
    </style:style>
    <style:style style:name="T22" style:family="text">
      <style:text-properties officeooo:rsid="000c98ee"/>
    </style:style>
    <style:style style:name="T23" style:family="text">
      <style:text-properties officeooo:rsid="003360a4"/>
    </style:style>
    <style:style style:name="T24" style:family="text">
      <style:text-properties officeooo:rsid="000eedc6" style:font-weight-asian="bold" style:font-weight-complex="bold"/>
    </style:style>
    <style:style style:name="T25" style:family="text">
      <style:text-properties officeooo:rsid="00100124"/>
    </style:style>
    <style:style style:name="T26" style:family="text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осковский Авиационный Институт</text:p>
      <text:p text:style-name="P9">(Национальный Исследовательский Университет)</text:p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22"/>
      <text:p text:style-name="P22"/>
      <text:p text:style-name="P24"><text:span text:style-name="T2">Лабораторная работа №</text:span><text:span text:style-name="T3">5</text:span><text:span text:style-name="T2"> по курсу</text:span></text:p>
      <text:p text:style-name="P16">«Операционные системы»</text:p>
      <text:p text:style-name="P16"/>
      <text:p text:style-name="P24"/>
      <text:p text:style-name="P23"/>
      <text:p text:style-name="P22"/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7">Студент: </text:span><text:span text:style-name="T10">Ядров Артем Леонидович</text:span></text:p>
      <text:p text:style-name="P3"><text:span text:style-name="T7">Группа: М8О-</text:span><text:span text:style-name="T8">2</text:span><text:span text:style-name="T7">0</text:span><text:span text:style-name="T8">8</text:span><text:span text:style-name="T7">Б-</text:span><text:span text:style-name="T8">20</text:span></text:p>
      <text:p text:style-name="P3"><text:span text:style-name="T7">Вариант: </text:span><text:span text:style-name="T8">1</text:span><text:span text:style-name="T9">4</text:span></text:p>
      <text:p text:style-name="P4">Преподаватель: Миронов Евгений Сергеевич</text:p>
      <text:p text:style-name="P4">Оценка: ___________</text:p>
      <text:p text:style-name="P4">Дата: ___________</text:p>
      <text:p text:style-name="P4">Подпись: ___________</text:p>
      <text:p text:style-name="P6"/>
      <text:p text:style-name="P6"/>
      <text:p text:style-name="P6">Москва, 2021</text:p>
      <text:p text:style-name="P18"><text:soft-page-break/>Содержание</text:p>
      <text:list xml:id="list3025619253" text:style-name="WWNum12">
        <text:list-item text:start-value="1">
          <text:p text:style-name="P26">Репозиторий</text:p>
        </text:list-item>
        <text:list-item text:style-override="WWNum13">
          <text:p text:style-name="P27">Постановка задачи</text:p>
        </text:list-item>
        <text:list-item text:style-override="WWNum14">
          <text:p text:style-name="P28">Общие сведения о программе</text:p>
        </text:list-item>
        <text:list-item text:style-override="WWNum15">
          <text:p text:style-name="P29">Общий метод и алгоритм решения</text:p>
        </text:list-item>
        <text:list-item text:style-override="WWNum16">
          <text:p text:style-name="P30">Исходный код</text:p>
        </text:list-item>
        <text:list-item text:style-override="WWNum16">
          <text:p text:style-name="P34">Сборка программы</text:p>
        </text:list-item>
        <text:list-item text:style-override="WWNum17">
          <text:p text:style-name="P31">Демонстрация работы программы</text:p>
        </text:list-item>
        <text:list-item text:style-override="WWNum18">
          <text:p text:style-name="P32">Выводы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8">Репозиторий</text:p>
      <text:p text:style-name="P25"><text:span text:style-name="Internet_20_link"><text:span text:style-name="T1">https://github.com/Yadroff/OS/tree/master/2_lab</text:span></text:span></text:p>
      <text:p text:style-name="P10"/>
      <text:p text:style-name="P18">Постановка задачи</text:p>
      <text:h text:style-name="P38" text:outline-level="2">Цель работы</text:h>
      <text:p text:style-name="P45">Приобретение практических навыков в:</text:p>
      <text:list xml:id="list853499758" text:style-name="L2">
        <text:list-item>
          <text:p text:style-name="P46">Создание динамических библиотек</text:p>
        </text:list-item>
        <text:list-item>
          <text:p text:style-name="P51">Создание программ, которые используют функции динамических библиотек</text:p>
        </text:list-item>
      </text:list>
      <text:h text:style-name="P40" text:outline-level="2">Задание</text:h>
      <text:p text:style-name="P47">Требуется создать динамические библиотеки, которые реализуют определенный функционал.</text:p>
      <text:p text:style-name="P47">Далее использовать данные библиотеки 2-мя способами:</text:p>
      <text:p text:style-name="P47">1. Во время компиляции (на этапе «линковки»/linking)</text:p>
      <text:p text:style-name="P47">2. Во время исполнения программы. Библиотеки загружаются в память с помощью</text:p>
      <text:p text:style-name="P47">интерфейса ОС для работы с динамическими библиотеками</text:p>
      <text:p text:style-name="P47">В конечном итоге, в лабораторной работе необходимо получить следующие части:</text:p>
      <text:list xml:id="list622154023" text:style-name="L4">
        <text:list-item>
          <text:p text:style-name="P48">Динамические библиотеки, реализующие контракты, которые заданы вариантом;</text:p>
        </text:list-item>
        <text:list-item>
          <text:p text:style-name="P48">Тестовая программа (программа No1), которая используют одну из библиотек, используя знания полученные на этапе компиляции;</text:p>
        </text:list-item>
        <text:list-item>
          <text:p text:style-name="P48">Тестовая программа (программа No2), которая загружает библиотеки, используя только их местоположение и контракты.</text:p>
        </text:list-item>
      </text:list>
      <text:p text:style-name="P47">Провести анализ двух типов использования библиотек.</text:p>
      <text:p text:style-name="P47"/>
      <text:p text:style-name="P47">Пользовательский ввод для обоих программ должен быть организован следующим образом:</text:p>
      <text:list xml:id="list1547120888" text:style-name="L5">
        <text:list-item>
          <text:p text:style-name="P49">Если пользователь вводит команду «0», то программа переключает одну реализацию контрактов на другую (необходимо только для программы No2). Можно реализовать лабораторную работу без данной функции, но максимальная оценка в этом случае будет «хорошо»;</text:p>
        </text:list-item>
        <text:list-item>
          <text:p text:style-name="P49">«1 arg1 arg2 ...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  </text:list-item>
        <text:list-item>
          <text:p text:style-name="P39"><text:span text:style-name="T19">«2 arg1 arg2 ...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</text:span><text:soft-page-break/><text:span text:style-name="T19">выполнения</text:span></text:p>
          <text:p text:style-name="P39"><text:span text:style-name="T4"/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94814423154352">
          <table:table-cell table:style-name="Таблица1.A1" office:value-type="string">
            <text:list xml:id="list203116616107777" text:continue-numbering="true" text:style-name="L5">
              <text:list-header>
                <text:p text:style-name="P71">N</text:p>
              </text:list-header>
            </text:list>
          </table:table-cell>
          <table:table-cell table:style-name="Таблица1.A1" office:value-type="string">
            <text:list xml:id="list203117168506887" text:continue-numbering="true" text:style-name="L5">
              <text:list-header>
                <text:p text:style-name="P72">Описание</text:p>
              </text:list-header>
            </text:list>
          </table:table-cell>
          <table:table-cell table:style-name="Таблица1.A1" office:value-type="string">
            <text:list xml:id="list203116244209931" text:continue-numbering="true" text:style-name="L5">
              <text:list-header>
                <text:p text:style-name="P72">Сигнатура</text:p>
              </text:list-header>
            </text:list>
          </table:table-cell>
          <table:table-cell table:style-name="Таблица1.A1" office:value-type="string">
            <text:list xml:id="list203117106154147" text:continue-numbering="true" text:style-name="L5">
              <text:list-header>
                <text:p text:style-name="P72">Реализация 1</text:p>
              </text:list-header>
            </text:list>
          </table:table-cell>
          <table:table-cell table:style-name="Таблица1.E1" office:value-type="string">
            <text:list xml:id="list203117850484430" text:continue-numbering="true" text:style-name="L5">
              <text:list-header>
                <text:p text:style-name="P72">Реализация 2</text:p>
              </text:list-header>
            </text:list>
          </table:table-cell>
        </table:table-row>
        <table:table-row table:style-name="TableLine94814423154352">
          <table:table-cell table:style-name="Таблица1.A2" office:value-type="string">
            <text:list xml:id="list203116677980284" text:continue-numbering="true" text:style-name="L5">
              <text:list-header>
                <text:p text:style-name="P73">2</text:p>
              </text:list-header>
            </text:list>
          </table:table-cell>
          <table:table-cell table:style-name="Таблица1.A2" office:value-type="string">
            <text:list xml:id="list203116853161228" text:continue-numbering="true" text:style-name="L5">
              <text:list-header>
                <text:p text:style-name="P62">Рассчет <text:span text:style-name="T20">производной</text:span> функции c<text:span text:style-name="T21">os(x) </text:span><text:span text:style-name="T20">в точке </text:span><text:span text:style-name="T21">A с</text:span><text:span text:style-name="T20"> приращением </text:span><text:span text:style-name="T21">deltaX</text:span></text:p>
              </text:list-header>
            </text:list>
          </table:table-cell>
          <table:table-cell table:style-name="Таблица1.A2" office:value-type="string">
            <text:list xml:id="list203117856101649" text:continue-numbering="true" text:style-name="L5">
              <text:list-header>
                <text:p text:style-name="P63"><text:span text:style-name="T21">Float </text:span>Derivative<text:span text:style-name="T21">(float A, float deltaX)</text:span></text:p>
              </text:list-header>
            </text:list>
          </table:table-cell>
          <table:table-cell table:style-name="Таблица1.A2" office:value-type="string">
            <text:list xml:id="list203116580373132" text:continue-numbering="true" text:style-name="L5">
              <text:list-header>
                <text:p text:style-name="P64">f'(x) = (f(A + deltaX) – f(A))/deltaX</text:p>
              </text:list-header>
            </text:list>
          </table:table-cell>
          <table:table-cell table:style-name="Таблица1.E2" office:value-type="string">
            <text:list xml:id="list203115869136471" text:continue-numbering="true" text:style-name="L5">
              <text:list-header>
                <text:p text:style-name="P64">f'(x) = (f(A + deltaX) – f(A-deltaX))/(2*deltaX)</text:p>
              </text:list-header>
            </text:list>
          </table:table-cell>
        </table:table-row>
        <table:table-row table:style-name="TableLine94814423154352">
          <table:table-cell table:style-name="Таблица1.A2" office:value-type="string">
            <text:list xml:id="list203117065780264" text:continue-numbering="true" text:style-name="L5">
              <text:list-header>
                <text:p text:style-name="P74">8</text:p>
              </text:list-header>
            </text:list>
          </table:table-cell>
          <table:table-cell table:style-name="Таблица1.A2" office:value-type="string">
            <text:list xml:id="list203116389357637" text:continue-numbering="true" text:style-name="L5">
              <text:list-header>
                <text:p text:style-name="P65">Перевод числа <text:span text:style-name="T21">x</text:span> из десятичной системы счисления в другую</text:p>
              </text:list-header>
            </text:list>
          </table:table-cell>
          <table:table-cell table:style-name="Таблица1.A2" office:value-type="string">
            <text:list xml:id="list203116422175283" text:continue-numbering="true" text:style-name="L5">
              <text:list-header>
                <text:p text:style-name="P66">Char* translation(long x)</text:p>
              </text:list-header>
            </text:list>
          </table:table-cell>
          <table:table-cell table:style-name="Таблица1.A2" office:value-type="string">
            <text:list xml:id="list203117361478372" text:continue-numbering="true" text:style-name="L5">
              <text:list-header>
                <text:p text:style-name="P67">Другая система счисления двоичная</text:p>
              </text:list-header>
            </text:list>
          </table:table-cell>
          <table:table-cell table:style-name="Таблица1.E2" office:value-type="string">
            <text:list xml:id="list203116464563392" text:continue-numbering="true" text:style-name="L5">
              <text:list-header>
                <text:p text:style-name="P65">Другая система счисления троичная</text:p>
              </text:list-header>
            </text:list>
          </table:table-cell>
        </table:table-row>
      </table:table>
      <text:list xml:id="list203116763063257" text:continue-numbering="true" text:style-name="L5">
        <text:list-header>
          <text:p text:style-name="P43"/>
        </text:list-header>
      </text:list>
      <text:p text:style-name="P54">Общие сведения о программе</text:p>
      <text:p text:style-name="P41"><text:span text:style-name="T18">Программа компилируется в двух файлах: static_main.c и dynamic_main.c</text:span></text:p>
      <text:p text:style-name="P50">Используемые <text:span text:style-name="T23">библиотечные</text:span> вызовы:</text:p>
      <table:table table:name="Table1" table:style-name="Table1">
        <table:table-column table:style-name="Table1.A"/>
        <table:table-column table:style-name="Table1.B"/>
        <table:table-row table:style-name="TableLine94814433075376">
          <table:table-cell table:style-name="Table1.A1" office:value-type="string">
            <text:p text:style-name="P68">void *dlopen(const char *filename, int flag);</text:p>
          </table:table-cell>
          <table:table-cell table:style-name="Table1.B1" office:value-type="string">
            <text:p text:style-name="P69">Загружает динамическую библиотеку, имя которой указано в строке filename и возвращает прямой указатель на начало загруженной библиотеки.</text:p>
          </table:table-cell>
        </table:table-row>
        <table:table-row table:style-name="TableLine94814427135120">
          <table:table-cell table:style-name="Table1.A2" office:value-type="string">
            <text:p text:style-name="P68">const char *dlerror(void);</text:p>
          </table:table-cell>
          <table:table-cell table:style-name="Table1.B2" office:value-type="string">
            <text:p text:style-name="P70">Возвращает указатель на начало строки, описывающей ошибку, полученную на предыдущем вызове.</text:p>
          </table:table-cell>
        </table:table-row>
        <table:table-row table:style-name="TableLine94814498110560">
          <table:table-cell table:style-name="Table1.A2" office:value-type="string">
            <text:p text:style-name="P68">void *dlsym(void *handle, char *symbol);</text:p>
          </table:table-cell>
          <table:table-cell table:style-name="Table1.B2" office:value-type="string">
            <text:p text:style-name="P70">Получает параметр handle, который является выходом вызова dlopen и параметр symbol, который является строкой, в которой содержится название символа, который необходимо загрузить из библиотеки. Возвращает указатль на область памяти, в которой содержится необходимый символ.</text:p>
          </table:table-cell>
        </table:table-row>
        <table:table-row table:style-name="TableLine94814395140480">
          <table:table-cell table:style-name="Table1.A2" office:value-type="string">
            <text:p text:style-name="P68">int dlclose(void *handle);</text:p>
          </table:table-cell>
          <table:table-cell table:style-name="Table1.B2" office:value-type="string">
            <text:p text:style-name="P70">Уменьшает счетчик ссылок на указатель handle и если он равен нулю, то освобождает библиотеку.</text:p>
          </table:table-cell>
        </table:table-row>
      </table:table>
      <text:p text:style-name="P42"/>
      <text:p text:style-name="P12">Общий метод и алгоритм решения</text:p>
      <text:p text:style-name="P8">Для реализации поставленной задачи необходимо:</text:p>
      <text:list xml:id="list3403635975" text:style-name="WWNum2">
        <text:list-item>
          <text:p text:style-name="P36"><text:span text:style-name="T5">Изучить работу с </text:span><text:span text:style-name="T6">библиотеками.</text:span></text:p>
        </text:list-item>
        <text:list-item>
          <text:p text:style-name="P37"><text:span text:style-name="T5">Реализовать две библиотеки согласно заданию.</text:span></text:p>
        </text:list-item>
        <text:list-item>
          <text:p text:style-name="P33">Реализовать две программы (для работы с динамическими и статическими библиотеками).</text:p>
        </text:list-item>
      </text:list>
      <text:p text:style-name="P35"><text:span text:style-name="T1"/></text:p>
      <text:p text:style-name="P15"/>
      <text:p text:style-name="P11"/>
      <text:p text:style-name="P12">Исходный код</text:p>
      <text:p text:style-name="P61">realization.h</text:p>
      <text:p text:style-name="P19"/>
      <text:p text:style-name="P20"><text:soft-page-break/><text:span text:style-name="symbol0_5f_c">#ifndef INC_5_LAB_LIBRARY_H</text:span></text:p>
      <text:p text:style-name="P20"><text:span text:style-name="symbol0_5f_c">#define INC_5_LAB_LIBRARY_H</text:span></text:p>
      <text:p text:style-name="P20"><text:span text:style-name="symbol0_5f_c"/></text:p>
      <text:p text:style-name="P20"><text:span text:style-name="symbol0_5f_c">extern float Derivative(float A, float deltaX);</text:span></text:p>
      <text:p text:style-name="P20"><text:span text:style-name="symbol0_5f_c">extern char* Translation(long x);</text:span></text:p>
      <text:p text:style-name="P20"><text:span text:style-name="symbol0_5f_c">#endif//INC_5_LAB_LIBRARY_H</text:span></text:p>
      <text:p text:style-name="P20"><text:span text:style-name="symbol0_5f_c"/></text:p>
      <text:p text:style-name="P20"><text:span text:style-name="symbol0_5f_c"><text:span text:style-name="T12">1realization</text:span></text:span><text:span text:style-name="symbol0_5f_c"><text:span text:style-name="T15">.c</text:span></text:span></text:p>
      <text:p text:style-name="P20"><text:span text:style-name="symbol0_5f_c">#include "realization.h"</text:span></text:p>
      <text:p text:style-name="P20"><text:span text:style-name="symbol0_5f_c"/></text:p>
      <text:p text:style-name="P20"><text:span text:style-name="symbol0_5f_c">#include &lt;malloc.h&gt;</text:span></text:p>
      <text:p text:style-name="P20"><text:span text:style-name="symbol0_5f_c">#include &lt;math.h&gt;</text:span></text:p>
      <text:p text:style-name="P20"><text:span text:style-name="symbol0_5f_c"/></text:p>
      <text:p text:style-name="P20"><text:span text:style-name="symbol0_5f_c">float Derivative(float A, float deltaX) {</text:span></text:p>
      <text:p text:style-name="P20"><text:span text:style-name="symbol0_5f_c"><text:s text:c="2"/>return (cosf(A + deltaX) - cosf(A)) / deltaX;</text:span></text:p>
      <text:p text:style-name="P20"><text:span text:style-name="symbol0_5f_c">}</text:span></text:p>
      <text:p text:style-name="P20"><text:span text:style-name="symbol0_5f_c"/></text:p>
      <text:p text:style-name="P20"><text:span text:style-name="symbol0_5f_c">char *Translation(long x) {</text:span></text:p>
      <text:p text:style-name="P20"><text:span text:style-name="symbol0_5f_c"><text:s text:c="2"/>char *res = (char *)malloc(sizeof(char));</text:span></text:p>
      <text:p text:style-name="P20"><text:span text:style-name="symbol0_5f_c"><text:s text:c="2"/>int n = 0;</text:span></text:p>
      <text:p text:style-name="P20"><text:span text:style-name="symbol0_5f_c"><text:s text:c="2"/>while (x &gt; 0) {</text:span></text:p>
      <text:p text:style-name="P20"><text:span text:style-name="symbol0_5f_c"><text:tab/>res[n++] = x % 2 + '0';</text:span></text:p>
      <text:p text:style-name="P20"><text:span text:style-name="symbol0_5f_c"><text:tab/>x /= 2;</text:span></text:p>
      <text:p text:style-name="P20"><text:span text:style-name="symbol0_5f_c"><text:tab/>res = realloc(res, (n + 1) * sizeof(char));</text:span></text:p>
      <text:p text:style-name="P20"><text:span text:style-name="symbol0_5f_c"><text:s text:c="2"/>}</text:span></text:p>
      <text:p text:style-name="P20"><text:span text:style-name="symbol0_5f_c"><text:s text:c="2"/>res[n] = '\0';</text:span></text:p>
      <text:p text:style-name="P20"><text:span text:style-name="symbol0_5f_c"><text:s text:c="2"/>char t;</text:span></text:p>
      <text:p text:style-name="P20"><text:span text:style-name="symbol0_5f_c"><text:s text:c="2"/>for (int i = 0; i &lt; n / 2; ++i) {</text:span></text:p>
      <text:p text:style-name="P20"><text:span text:style-name="symbol0_5f_c"><text:tab/>t = res[i];</text:span></text:p>
      <text:p text:style-name="P20"><text:soft-page-break/><text:span text:style-name="symbol0_5f_c"><text:tab/>res[i] = res[n - i - 1];</text:span></text:p>
      <text:p text:style-name="P20"><text:span text:style-name="symbol0_5f_c"><text:tab/>res[n - i - 1] = t;</text:span></text:p>
      <text:p text:style-name="P20"><text:span text:style-name="symbol0_5f_c"><text:s text:c="2"/>}</text:span></text:p>
      <text:p text:style-name="P20"><text:span text:style-name="symbol0_5f_c"><text:s text:c="2"/>return res;</text:span></text:p>
      <text:p text:style-name="P20"><text:span text:style-name="symbol0_5f_c">}</text:span></text:p>
      <text:p text:style-name="P20"><text:span text:style-name="symbol0_5f_c"/></text:p>
      <text:p text:style-name="P20"><text:span text:style-name="symbol0_5f_c"><text:span text:style-name="T12">2realization</text:span></text:span><text:span text:style-name="symbol0_5f_c"><text:span text:style-name="T15">.c</text:span></text:span></text:p>
      <text:p text:style-name="P20"><text:span text:style-name="symbol0_5f_c">//</text:span></text:p>
      <text:p text:style-name="P20"><text:span text:style-name="symbol0_5f_c">// Created by Temi4 on 21.11.2021.</text:span></text:p>
      <text:p text:style-name="P20"><text:span text:style-name="symbol0_5f_c">//</text:span></text:p>
      <text:p text:style-name="P20"><text:span text:style-name="symbol0_5f_c"/></text:p>
      <text:p text:style-name="P20"><text:span text:style-name="symbol0_5f_c">#include "realization.h"</text:span></text:p>
      <text:p text:style-name="P20"><text:span text:style-name="symbol0_5f_c">#include &lt;malloc.h&gt;</text:span></text:p>
      <text:p text:style-name="P20"><text:span text:style-name="symbol0_5f_c">#include &lt;math.h&gt;</text:span></text:p>
      <text:p text:style-name="P20"><text:span text:style-name="symbol0_5f_c"/></text:p>
      <text:p text:style-name="P20"><text:span text:style-name="symbol0_5f_c">float Derivative(float A, float deltaX) {</text:span></text:p>
      <text:p text:style-name="P20"><text:span text:style-name="symbol0_5f_c"><text:s text:c="2"/>return (cosf(A + deltaX) - cosf(A - deltaX)) / (2 * deltaX);</text:span></text:p>
      <text:p text:style-name="P20"><text:span text:style-name="symbol0_5f_c">}</text:span></text:p>
      <text:p text:style-name="P20"><text:span text:style-name="symbol0_5f_c"/></text:p>
      <text:p text:style-name="P20"><text:span text:style-name="symbol0_5f_c">char* Translation(long x){</text:span></text:p>
      <text:p text:style-name="P20"><text:span text:style-name="symbol0_5f_c"><text:s text:c="2"/>char *res = (char *)malloc(sizeof(char));</text:span></text:p>
      <text:p text:style-name="P20"><text:span text:style-name="symbol0_5f_c"><text:s text:c="2"/>int n = 0;</text:span></text:p>
      <text:p text:style-name="P20"><text:span text:style-name="symbol0_5f_c"><text:s text:c="2"/>while (x &gt; 0) {</text:span></text:p>
      <text:p text:style-name="P20"><text:span text:style-name="symbol0_5f_c"><text:tab/>res[n++] = x % 3 + '0';</text:span></text:p>
      <text:p text:style-name="P20"><text:span text:style-name="symbol0_5f_c"><text:tab/>x /= 3;</text:span></text:p>
      <text:p text:style-name="P20"><text:span text:style-name="symbol0_5f_c"><text:tab/>res = realloc(res, (n + 1) * sizeof(char));</text:span></text:p>
      <text:p text:style-name="P20"><text:span text:style-name="symbol0_5f_c"><text:s text:c="2"/>}</text:span></text:p>
      <text:p text:style-name="P20"><text:span text:style-name="symbol0_5f_c"><text:s text:c="2"/>res[n] = '\0';</text:span></text:p>
      <text:p text:style-name="P20"><text:span text:style-name="symbol0_5f_c"><text:s text:c="2"/>char t;</text:span></text:p>
      <text:p text:style-name="P20"><text:soft-page-break/><text:span text:style-name="symbol0_5f_c"><text:s text:c="2"/>for (int i = 0; i &lt; n / 2; ++i) {</text:span></text:p>
      <text:p text:style-name="P20"><text:span text:style-name="symbol0_5f_c"><text:tab/>t = res[i];</text:span></text:p>
      <text:p text:style-name="P20"><text:span text:style-name="symbol0_5f_c"><text:tab/>res[i] = res[n - i - 1];</text:span></text:p>
      <text:p text:style-name="P20"><text:span text:style-name="symbol0_5f_c"><text:tab/>res[n - i - 1] = t;</text:span></text:p>
      <text:p text:style-name="P20"><text:span text:style-name="symbol0_5f_c"><text:s text:c="2"/>}</text:span></text:p>
      <text:p text:style-name="P20"><text:span text:style-name="symbol0_5f_c"><text:s text:c="2"/>return res;</text:span></text:p>
      <text:p text:style-name="P20"><text:span text:style-name="symbol0_5f_c">}</text:span></text:p>
      <text:p text:style-name="P20"><text:span text:style-name="symbol0_5f_c"/></text:p>
      <text:p text:style-name="P56"><text:span text:style-name="symbol0_5f_c"><text:span text:style-name="T13">static_main.c</text:span></text:span></text:p>
      <text:p text:style-name="P56"><text:span text:style-name="symbol0_5f_c"><text:span text:style-name="T22">//</text:span></text:span></text:p>
      <text:p text:style-name="P56"><text:span text:style-name="symbol0_5f_c"><text:span text:style-name="T22">//</text:span></text:span><text:span text:style-name="symbol0_5f_c"><text:span text:style-name="T11"> Created by Temi4 on </text:span></text:span><text:span text:style-name="number_5f_c"><text:span text:style-name="T22">21.11.2021</text:span></text:span><text:span text:style-name="symbol0_5f_c"><text:span text:style-name="T11">.</text:span></text:span></text:p>
      <text:p text:style-name="P56"><text:span text:style-name="symbol0_5f_c"><text:span text:style-name="T22">//</text:span></text:span></text:p>
      <text:p text:style-name="P56"><text:span text:style-name="symbol0_5f_c"><text:span text:style-name="T11"/></text:span></text:p>
      <text:p text:style-name="P56"><text:span text:style-name="comment0_5f_c"><text:span text:style-name="T22">#include "realization.h"</text:span></text:span></text:p>
      <text:p text:style-name="P56"><text:span text:style-name="symbol0_5f_c"><text:span text:style-name="T11"/></text:span></text:p>
      <text:p text:style-name="P56"><text:span text:style-name="comment0_5f_c"><text:span text:style-name="T22">#include &lt;stdio.h&gt;</text:span></text:span></text:p>
      <text:p text:style-name="P56"><text:span text:style-name="symbol0_5f_c"><text:span text:style-name="T11"/></text:span></text:p>
      <text:p text:style-name="P56"><text:span text:style-name="keyword3_5f_c"><text:span text:style-name="T22">int</text:span></text:span><text:span text:style-name="symbol0_5f_c"><text:span text:style-name="T11"> main</text:span></text:span><text:span text:style-name="symbol0_5f_c"><text:span text:style-name="T22">(){</text:span></text:span></text:p>
      <text:p text:style-name="P56"><text:span text:style-name="symbol0_5f_c"><text:span text:style-name="T11"><text:s text:c="2"/></text:span></text:span><text:span text:style-name="keyword3_5f_c"><text:span text:style-name="T22">int</text:span></text:span><text:span text:style-name="symbol0_5f_c"><text:span text:style-name="T11"> cmd </text:span></text:span><text:span text:style-name="symbol0_5f_c"><text:span text:style-name="T22">=</text:span></text:span><text:span text:style-name="symbol0_5f_c"><text:span text:style-name="T11"> </text:span></text:span><text:span text:style-name="number_5f_c"><text:span text:style-name="T22">0</text:span></text:span><text:span text:style-name="symbol0_5f_c"><text:span text:style-name="T22">;</text:span></text:span></text:p>
      <text:p text:style-name="P56"><text:span text:style-name="symbol0_5f_c"><text:span text:style-name="T11"><text:s text:c="2"/></text:span></text:span><text:span text:style-name="keyword0_5f_c"><text:span text:style-name="T22">while</text:span></text:span><text:span text:style-name="symbol0_5f_c"><text:span text:style-name="T11"> </text:span></text:span><text:span text:style-name="symbol0_5f_c"><text:span text:style-name="T22">(</text:span></text:span><text:span text:style-name="symbol0_5f_c"><text:span text:style-name="T11">scanf</text:span></text:span><text:span text:style-name="symbol0_5f_c"><text:span text:style-name="T22">(</text:span></text:span><text:span text:style-name="string_5f_c"><text:span text:style-name="T22">"%d"</text:span></text:span><text:span text:style-name="symbol0_5f_c"><text:span text:style-name="T22">,</text:span></text:span><text:span text:style-name="symbol0_5f_c"><text:span text:style-name="T11"> </text:span></text:span><text:span text:style-name="symbol0_5f_c"><text:span text:style-name="T22">&amp;</text:span></text:span><text:span text:style-name="symbol0_5f_c"><text:span text:style-name="T11">cmd</text:span></text:span><text:span text:style-name="symbol0_5f_c"><text:span text:style-name="T22">)</text:span></text:span><text:span text:style-name="symbol0_5f_c"><text:span text:style-name="T11"> </text:span></text:span><text:span text:style-name="symbol0_5f_c"><text:span text:style-name="T22">!=</text:span></text:span><text:span text:style-name="symbol0_5f_c"><text:span text:style-name="T11"> EOF</text:span></text:span><text:span text:style-name="symbol0_5f_c"><text:span text:style-name="T22">){</text:span></text:span></text:p>
      <text:p text:style-name="P56"><text:span text:style-name="symbol0_5f_c"><text:span text:style-name="T11"><text:tab/></text:span></text:span><text:span text:style-name="keyword0_5f_c"><text:span text:style-name="T22">switch</text:span></text:span><text:span text:style-name="symbol0_5f_c"><text:span text:style-name="T11"> </text:span></text:span><text:span text:style-name="symbol0_5f_c"><text:span text:style-name="T22">(</text:span></text:span><text:span text:style-name="symbol0_5f_c"><text:span text:style-name="T11">cmd</text:span></text:span><text:span text:style-name="symbol0_5f_c"><text:span text:style-name="T22">)</text:span></text:span><text:span text:style-name="symbol0_5f_c"><text:span text:style-name="T11"> </text:span></text:span><text:span text:style-name="symbol0_5f_c"><text:span text:style-name="T22">{</text:span></text:span></text:p>
      <text:p text:style-name="P56"><text:span text:style-name="symbol0_5f_c"><text:span text:style-name="T11"><text:tab/> <text:s/></text:span></text:span><text:span text:style-name="keyword0_5f_c"><text:span text:style-name="T22">case</text:span></text:span><text:span text:style-name="symbol0_5f_c"><text:span text:style-name="T11"> </text:span></text:span><text:span text:style-name="number_5f_c"><text:span text:style-name="T22">1</text:span></text:span><text:span text:style-name="symbol0_5f_c"><text:span text:style-name="T22">:</text:span></text:span><text:span text:style-name="symbol0_5f_c"><text:span text:style-name="T11"> </text:span></text:span><text:span text:style-name="symbol0_5f_c"><text:span text:style-name="T22">{</text:span></text:span></text:p>
      <text:p text:style-name="P56"><text:span text:style-name="symbol0_5f_c"><text:span text:style-name="T11"><text:tab/><text:tab/></text:span></text:span><text:span text:style-name="keyword3_5f_c"><text:span text:style-name="T22">float</text:span></text:span><text:span text:style-name="symbol0_5f_c"><text:span text:style-name="T11"> A</text:span></text:span><text:span text:style-name="symbol0_5f_c"><text:span text:style-name="T22">,</text:span></text:span><text:span text:style-name="symbol0_5f_c"><text:span text:style-name="T11"> deltaX</text:span></text:span><text:span text:style-name="symbol0_5f_c"><text:span text:style-name="T22">;</text:span></text:span></text:p>
      <text:p text:style-name="P56"><text:span text:style-name="symbol0_5f_c"><text:span text:style-name="T11"><text:tab/><text:tab/></text:span></text:span><text:span text:style-name="keyword0_5f_c"><text:span text:style-name="T22">if</text:span></text:span><text:span text:style-name="symbol0_5f_c"><text:span text:style-name="T11"> </text:span></text:span><text:span text:style-name="symbol0_5f_c"><text:span text:style-name="T22">(</text:span></text:span><text:span text:style-name="symbol0_5f_c"><text:span text:style-name="T11">scanf</text:span></text:span><text:span text:style-name="symbol0_5f_c"><text:span text:style-name="T22">(</text:span></text:span><text:span text:style-name="string_5f_c"><text:span text:style-name="T22">"%f %f"</text:span></text:span><text:span text:style-name="symbol0_5f_c"><text:span text:style-name="T22">,</text:span></text:span><text:span text:style-name="symbol0_5f_c"><text:span text:style-name="T11"> </text:span></text:span><text:span text:style-name="symbol0_5f_c"><text:span text:style-name="T22">&amp;</text:span></text:span><text:span text:style-name="symbol0_5f_c"><text:span text:style-name="T11">A</text:span></text:span><text:span text:style-name="symbol0_5f_c"><text:span text:style-name="T22">,</text:span></text:span><text:span text:style-name="symbol0_5f_c"><text:span text:style-name="T11"> </text:span></text:span><text:span text:style-name="symbol0_5f_c"><text:span text:style-name="T22">&amp;</text:span></text:span><text:span text:style-name="symbol0_5f_c"><text:span text:style-name="T11">deltaX</text:span></text:span><text:span text:style-name="symbol0_5f_c"><text:span text:style-name="T22">)</text:span></text:span><text:span text:style-name="symbol0_5f_c"><text:span text:style-name="T11"> </text:span></text:span><text:span text:style-name="symbol0_5f_c"><text:span text:style-name="T22">==</text:span></text:span><text:span text:style-name="symbol0_5f_c"><text:span text:style-name="T11"> </text:span></text:span><text:span text:style-name="number_5f_c"><text:span text:style-name="T22">2</text:span></text:span><text:span text:style-name="symbol0_5f_c"><text:span text:style-name="T22">)</text:span></text:span><text:span text:style-name="symbol0_5f_c"><text:span text:style-name="T11"> </text:span></text:span><text:span text:style-name="symbol0_5f_c"><text:span text:style-name="T22">{</text:span></text:span></text:p>
      <text:p text:style-name="P56"><text:span text:style-name="symbol0_5f_c"><text:span text:style-name="T11"><text:tab/><text:tab/> <text:s/></text:span></text:span><text:span text:style-name="keyword2_5f_c"><text:span text:style-name="T22">printf</text:span></text:span><text:span text:style-name="symbol0_5f_c"><text:span text:style-name="T22">(</text:span></text:span><text:span text:style-name="string_5f_c"><text:span text:style-name="T22">"%.6f</text:span></text:span><text:span text:style-name="escaped_5f_c"><text:span text:style-name="T22">\n</text:span></text:span><text:span text:style-name="string_5f_c"><text:span text:style-name="T22">"</text:span></text:span><text:span text:style-name="symbol0_5f_c"><text:span text:style-name="T22">,</text:span></text:span><text:span text:style-name="symbol0_5f_c"><text:span text:style-name="T11"> Derivative</text:span></text:span><text:span text:style-name="symbol0_5f_c"><text:span text:style-name="T22">(</text:span></text:span><text:span text:style-name="symbol0_5f_c"><text:span text:style-name="T11">A</text:span></text:span><text:span text:style-name="symbol0_5f_c"><text:span text:style-name="T22">,</text:span></text:span><text:span text:style-name="symbol0_5f_c"><text:span text:style-name="T11"> deltaX</text:span></text:span><text:span text:style-name="symbol0_5f_c"><text:span text:style-name="T22">));</text:span></text:span></text:p>
      <text:p text:style-name="P56"><text:span text:style-name="symbol0_5f_c"><text:span text:style-name="T11"><text:tab/><text:tab/></text:span></text:span><text:span text:style-name="symbol0_5f_c"><text:span text:style-name="T22">}</text:span></text:span></text:p>
      <text:p text:style-name="P56"><text:span text:style-name="symbol0_5f_c"><text:span text:style-name="T11"><text:tab/><text:tab/></text:span></text:span><text:span text:style-name="keyword1_5f_c"><text:span text:style-name="T22">break</text:span></text:span><text:span text:style-name="symbol0_5f_c"><text:span text:style-name="T22">;</text:span></text:span></text:p>
      <text:p text:style-name="P56"><text:span text:style-name="symbol0_5f_c"><text:span text:style-name="T11"><text:tab/> <text:s/></text:span></text:span><text:span text:style-name="symbol0_5f_c"><text:span text:style-name="T22">}</text:span></text:span></text:p>
      <text:p text:style-name="P56"><text:span text:style-name="symbol0_5f_c"><text:span text:style-name="T11"><text:tab/> <text:s/></text:span></text:span><text:span text:style-name="keyword0_5f_c"><text:span text:style-name="T22">case</text:span></text:span><text:span text:style-name="symbol0_5f_c"><text:span text:style-name="T11"> </text:span></text:span><text:span text:style-name="number_5f_c"><text:span text:style-name="T22">2</text:span></text:span><text:span text:style-name="symbol0_5f_c"><text:span text:style-name="T22">:{</text:span></text:span></text:p>
      <text:p text:style-name="P56"><text:soft-page-break/><text:span text:style-name="symbol0_5f_c"><text:span text:style-name="T11"><text:tab/><text:tab/></text:span></text:span><text:span text:style-name="keyword3_5f_c"><text:span text:style-name="T22">long</text:span></text:span><text:span text:style-name="symbol0_5f_c"><text:span text:style-name="T11"> x</text:span></text:span><text:span text:style-name="symbol0_5f_c"><text:span text:style-name="T22">;</text:span></text:span></text:p>
      <text:p text:style-name="P56"><text:span text:style-name="symbol0_5f_c"><text:span text:style-name="T11"><text:tab/><text:tab/></text:span></text:span><text:span text:style-name="keyword0_5f_c"><text:span text:style-name="T22">if</text:span></text:span><text:span text:style-name="symbol0_5f_c"><text:span text:style-name="T11"> </text:span></text:span><text:span text:style-name="symbol0_5f_c"><text:span text:style-name="T22">(</text:span></text:span><text:span text:style-name="symbol0_5f_c"><text:span text:style-name="T11">scanf</text:span></text:span><text:span text:style-name="symbol0_5f_c"><text:span text:style-name="T22">(</text:span></text:span><text:span text:style-name="string_5f_c"><text:span text:style-name="T22">"%ld"</text:span></text:span><text:span text:style-name="symbol0_5f_c"><text:span text:style-name="T22">,</text:span></text:span><text:span text:style-name="symbol0_5f_c"><text:span text:style-name="T11"> </text:span></text:span><text:span text:style-name="symbol0_5f_c"><text:span text:style-name="T22">&amp;</text:span></text:span><text:span text:style-name="symbol0_5f_c"><text:span text:style-name="T11">x</text:span></text:span><text:span text:style-name="symbol0_5f_c"><text:span text:style-name="T22">)</text:span></text:span><text:span text:style-name="symbol0_5f_c"><text:span text:style-name="T11"> </text:span></text:span><text:span text:style-name="symbol0_5f_c"><text:span text:style-name="T22">==</text:span></text:span><text:span text:style-name="symbol0_5f_c"><text:span text:style-name="T11"> </text:span></text:span><text:span text:style-name="number_5f_c"><text:span text:style-name="T22">1</text:span></text:span><text:span text:style-name="symbol0_5f_c"><text:span text:style-name="T22">){</text:span></text:span></text:p>
      <text:p text:style-name="P56"><text:span text:style-name="symbol0_5f_c"><text:span text:style-name="T11"><text:tab/><text:tab/> <text:s/></text:span></text:span><text:span text:style-name="keyword2_5f_c"><text:span text:style-name="T22">printf</text:span></text:span><text:span text:style-name="symbol0_5f_c"><text:span text:style-name="T22">(</text:span></text:span><text:span text:style-name="string_5f_c"><text:span text:style-name="T22">"%s</text:span></text:span><text:span text:style-name="escaped_5f_c"><text:span text:style-name="T22">\n</text:span></text:span><text:span text:style-name="string_5f_c"><text:span text:style-name="T22">"</text:span></text:span><text:span text:style-name="symbol0_5f_c"><text:span text:style-name="T22">,</text:span></text:span><text:span text:style-name="symbol0_5f_c"><text:span text:style-name="T11"> Translation</text:span></text:span><text:span text:style-name="symbol0_5f_c"><text:span text:style-name="T22">(</text:span></text:span><text:span text:style-name="symbol0_5f_c"><text:span text:style-name="T11">x</text:span></text:span><text:span text:style-name="symbol0_5f_c"><text:span text:style-name="T22">));</text:span></text:span></text:p>
      <text:p text:style-name="P56"><text:span text:style-name="symbol0_5f_c"><text:span text:style-name="T11"><text:tab/><text:tab/></text:span></text:span><text:span text:style-name="symbol0_5f_c"><text:span text:style-name="T22">}</text:span></text:span></text:p>
      <text:p text:style-name="P56"><text:span text:style-name="symbol0_5f_c"><text:span text:style-name="T11"><text:tab/><text:tab/></text:span></text:span><text:span text:style-name="keyword1_5f_c"><text:span text:style-name="T22">break</text:span></text:span><text:span text:style-name="symbol0_5f_c"><text:span text:style-name="T22">;</text:span></text:span></text:p>
      <text:p text:style-name="P56"><text:span text:style-name="symbol0_5f_c"><text:span text:style-name="T11"><text:tab/> <text:s/></text:span></text:span><text:span text:style-name="symbol0_5f_c"><text:span text:style-name="T22">}</text:span></text:span></text:p>
      <text:p text:style-name="P56"><text:span text:style-name="symbol0_5f_c"><text:span text:style-name="T11"><text:tab/> <text:s/></text:span></text:span><text:span text:style-name="keyword0_5f_c"><text:span text:style-name="T22">default</text:span></text:span><text:span text:style-name="symbol0_5f_c"><text:span text:style-name="T22">:{</text:span></text:span></text:p>
      <text:p text:style-name="P56"><text:span text:style-name="symbol0_5f_c"><text:span text:style-name="T11"><text:tab/><text:tab/></text:span></text:span><text:span text:style-name="keyword2_5f_c"><text:span text:style-name="T22">printf</text:span></text:span><text:span text:style-name="symbol0_5f_c"><text:span text:style-name="T22">(</text:span></text:span><text:span text:style-name="string_5f_c"><text:span text:style-name="T22">"Wrong answer</text:span></text:span><text:span text:style-name="escaped_5f_c"><text:span text:style-name="T22">\n</text:span></text:span><text:span text:style-name="string_5f_c"><text:span text:style-name="T22">"</text:span></text:span><text:span text:style-name="symbol0_5f_c"><text:span text:style-name="T22">);</text:span></text:span></text:p>
      <text:p text:style-name="P56"><text:span text:style-name="symbol0_5f_c"><text:span text:style-name="T11"><text:tab/> <text:s/></text:span></text:span><text:span text:style-name="symbol0_5f_c"><text:span text:style-name="T22">}</text:span></text:span></text:p>
      <text:p text:style-name="P56"><text:span text:style-name="symbol0_5f_c"><text:span text:style-name="T11"><text:tab/></text:span></text:span><text:span text:style-name="symbol0_5f_c"><text:span text:style-name="T22">}</text:span></text:span></text:p>
      <text:p text:style-name="P56"><text:span text:style-name="symbol0_5f_c"><text:span text:style-name="T11"><text:s text:c="2"/></text:span></text:span><text:span text:style-name="symbol0_5f_c"><text:span text:style-name="T22">}</text:span></text:span></text:p>
      <text:p text:style-name="P56"><text:span text:style-name="symbol0_5f_c"><text:span text:style-name="T11"><text:s text:c="2"/></text:span></text:span><text:span text:style-name="keyword0_5f_c"><text:span text:style-name="T22">return</text:span></text:span><text:span text:style-name="symbol0_5f_c"><text:span text:style-name="T11"> </text:span></text:span><text:span text:style-name="number_5f_c"><text:span text:style-name="T22">0</text:span></text:span><text:span text:style-name="symbol0_5f_c"><text:span text:style-name="T22">;</text:span></text:span></text:p>
      <text:p text:style-name="P56"><text:span text:style-name="symbol0_5f_c"><text:span text:style-name="T22">}</text:span></text:span></text:p>
      <text:p text:style-name="P57"><text:span text:style-name="symbol0_5f_c"><text:span text:style-name="T14">dynamic_main.c</text:span></text:span></text:p>
      <text:p text:style-name="P58"><text:span text:style-name="symbol0_5f_c">//</text:span></text:p>
      <text:p text:style-name="P58"><text:span text:style-name="symbol0_5f_c">//</text:span> Created by Temi4 on <text:span text:style-name="number_5f_c">21.11.2021</text:span>.</text:p>
      <text:p text:style-name="P58"><text:span text:style-name="symbol0_5f_c">//</text:span></text:p>
      <text:p text:style-name="P58"/>
      <text:p text:style-name="P58"><text:span text:style-name="comment0_5f_c">#include &lt;stdio.h&gt;</text:span></text:p>
      <text:p text:style-name="P58"><text:span text:style-name="comment0_5f_c">#include &lt;stdlib.h&gt;</text:span></text:p>
      <text:p text:style-name="P58"><text:span text:style-name="comment0_5f_c">#include &lt;dlfcn.h&gt;</text:span></text:p>
      <text:p text:style-name="P58"/>
      <text:p text:style-name="P58"><text:span text:style-name="keyword3_5f_c">typedef</text:span> <text:span text:style-name="keyword1_5f_c">enum</text:span><text:span text:style-name="symbol0_5f_c">{</text:span></text:p>
      <text:p text:style-name="P58"><text:s text:c="2"/>FIRST<text:span text:style-name="symbol0_5f_c">,</text:span></text:p>
      <text:p text:style-name="P58"><text:s text:c="2"/>SECOND<text:span text:style-name="symbol0_5f_c">,</text:span></text:p>
      <text:p text:style-name="P58"><text:span text:style-name="symbol0_5f_c">}</text:span> CONTRACT<text:span text:style-name="symbol0_5f_c">;</text:span></text:p>
      <text:p text:style-name="P58"/>
      <text:p text:style-name="P58">CONTRACT cont <text:span text:style-name="symbol0_5f_c">=</text:span> FIRST<text:span text:style-name="symbol0_5f_c">;</text:span></text:p>
      <text:p text:style-name="P58"/>
      <text:p text:style-name="P58"><text:soft-page-break/><text:span text:style-name="keyword3_5f_c">const</text:span> <text:span text:style-name="keyword3_5f_c">char</text:span><text:span text:style-name="symbol0_5f_c">*</text:span> libName1 <text:span text:style-name="symbol0_5f_c">=</text:span> <text:span text:style-name="string_5f_c">"libFirst.so"</text:span><text:span text:style-name="symbol0_5f_c">;</text:span></text:p>
      <text:p text:style-name="P58"><text:span text:style-name="keyword3_5f_c">const</text:span> <text:span text:style-name="keyword3_5f_c">char</text:span><text:span text:style-name="symbol0_5f_c">*</text:span> libName2 <text:span text:style-name="symbol0_5f_c">=</text:span> <text:span text:style-name="string_5f_c">"libSecond.so"</text:span><text:span text:style-name="symbol0_5f_c">;</text:span></text:p>
      <text:p text:style-name="P58"/>
      <text:p text:style-name="P58"><text:span text:style-name="keyword3_5f_c">float</text:span> <text:span text:style-name="symbol0_5f_c">(*</text:span>Derivative<text:span text:style-name="symbol0_5f_c">)(</text:span><text:span text:style-name="keyword3_5f_c">float</text:span><text:span text:style-name="symbol0_5f_c">,</text:span> <text:span text:style-name="keyword3_5f_c">float</text:span><text:span text:style-name="symbol0_5f_c">)</text:span> <text:span text:style-name="symbol0_5f_c">=</text:span> <text:span text:style-name="keyword1_5f_c">NULL</text:span><text:span text:style-name="symbol0_5f_c">;</text:span></text:p>
      <text:p text:style-name="P58"><text:span text:style-name="keyword3_5f_c">char</text:span><text:span text:style-name="symbol0_5f_c">*</text:span> <text:span text:style-name="symbol0_5f_c">(*</text:span>Translation<text:span text:style-name="symbol0_5f_c">)(</text:span><text:span text:style-name="keyword3_5f_c">long</text:span><text:span text:style-name="symbol0_5f_c">)</text:span> <text:span text:style-name="symbol0_5f_c">=</text:span> <text:span text:style-name="keyword1_5f_c">NULL</text:span><text:span text:style-name="symbol0_5f_c">;</text:span></text:p>
      <text:p text:style-name="P58"/>
      <text:p text:style-name="P58"><text:span text:style-name="keyword3_5f_c">void</text:span> <text:span text:style-name="symbol0_5f_c">*</text:span>libHandle <text:span text:style-name="symbol0_5f_c">=</text:span> <text:span text:style-name="keyword1_5f_c">NULL</text:span><text:span text:style-name="symbol0_5f_c">;</text:span></text:p>
      <text:p text:style-name="P58"/>
      <text:p text:style-name="P58"><text:span text:style-name="keyword3_5f_c">void</text:span> loadLibs<text:span text:style-name="symbol0_5f_c">(</text:span>CONTRACT contract<text:span text:style-name="symbol0_5f_c">){</text:span></text:p>
      <text:p text:style-name="P58"><text:s text:c="2"/><text:span text:style-name="keyword3_5f_c">const</text:span> <text:span text:style-name="keyword3_5f_c">char</text:span><text:span text:style-name="symbol0_5f_c">*</text:span> name<text:span text:style-name="symbol0_5f_c">;</text:span></text:p>
      <text:p text:style-name="P58"><text:s text:c="2"/><text:span text:style-name="keyword0_5f_c">switch</text:span> <text:span text:style-name="symbol0_5f_c">(</text:span>contract<text:span text:style-name="symbol0_5f_c">)</text:span> <text:span text:style-name="symbol0_5f_c">{</text:span></text:p>
      <text:p text:style-name="P58"><text:s text:c="2"/><text:span text:style-name="keyword0_5f_c">case</text:span> FIRST<text:span text:style-name="symbol0_5f_c">:{</text:span></text:p>
      <text:p text:style-name="P58"><text:tab/>name <text:span text:style-name="symbol0_5f_c">=</text:span> libName1<text:span text:style-name="symbol0_5f_c">;</text:span></text:p>
      <text:p text:style-name="P58"><text:tab/><text:span text:style-name="keyword1_5f_c">break</text:span><text:span text:style-name="symbol0_5f_c">;</text:span></text:p>
      <text:p text:style-name="P58"><text:s text:c="2"/><text:span text:style-name="symbol0_5f_c">}</text:span></text:p>
      <text:p text:style-name="P58"><text:s text:c="2"/><text:span text:style-name="keyword0_5f_c">case</text:span> SECOND<text:span text:style-name="symbol0_5f_c">:{</text:span></text:p>
      <text:p text:style-name="P58"><text:tab/>name <text:span text:style-name="symbol0_5f_c">=</text:span> libName2<text:span text:style-name="symbol0_5f_c">;</text:span></text:p>
      <text:p text:style-name="P58"><text:tab/><text:span text:style-name="keyword1_5f_c">break</text:span><text:span text:style-name="symbol0_5f_c">;</text:span></text:p>
      <text:p text:style-name="P58"><text:s text:c="2"/><text:span text:style-name="symbol0_5f_c">}</text:span></text:p>
      <text:p text:style-name="P58"><text:s text:c="2"/><text:span text:style-name="symbol0_5f_c">}</text:span></text:p>
      <text:p text:style-name="P58"><text:s text:c="2"/>libHandle <text:span text:style-name="symbol0_5f_c">=</text:span> dlopen<text:span text:style-name="symbol0_5f_c">(</text:span>name<text:span text:style-name="symbol0_5f_c">,</text:span> RTLD_LAZY<text:span text:style-name="symbol0_5f_c">);</text:span></text:p>
      <text:p text:style-name="P58"><text:s text:c="2"/><text:span text:style-name="keyword0_5f_c">if</text:span> <text:span text:style-name="symbol0_5f_c">(</text:span>libHandle <text:span text:style-name="symbol0_5f_c">==</text:span> <text:span text:style-name="keyword1_5f_c">NULL</text:span><text:span text:style-name="symbol0_5f_c">){</text:span></text:p>
      <text:p text:style-name="P58"><text:tab/>perror<text:span text:style-name="symbol0_5f_c">(</text:span><text:span text:style-name="string_5f_c">"dlopen"</text:span><text:span text:style-name="symbol0_5f_c">);</text:span></text:p>
      <text:p text:style-name="P58"><text:tab/>exit<text:span text:style-name="symbol0_5f_c">(</text:span>EXIT_FAILURE<text:span text:style-name="symbol0_5f_c">);</text:span></text:p>
      <text:p text:style-name="P58"><text:s text:c="2"/><text:span text:style-name="symbol0_5f_c">}</text:span></text:p>
      <text:p text:style-name="P58"><text:span text:style-name="symbol0_5f_c">}</text:span></text:p>
      <text:p text:style-name="P58"/>
      <text:p text:style-name="P58"><text:span text:style-name="keyword3_5f_c">void</text:span> loadContract<text:span text:style-name="symbol0_5f_c">(){</text:span></text:p>
      <text:p text:style-name="P58"><text:s text:c="2"/>loadLibs<text:span text:style-name="symbol0_5f_c">(</text:span>cont<text:span text:style-name="symbol0_5f_c">);</text:span></text:p>
      <text:p text:style-name="P58"><text:soft-page-break/><text:s text:c="2"/>Derivative <text:span text:style-name="symbol0_5f_c">=</text:span> dlsym<text:span text:style-name="symbol0_5f_c">(</text:span>libHandle<text:span text:style-name="symbol0_5f_c">,</text:span> <text:span text:style-name="string_5f_c">"Derivative"</text:span><text:span text:style-name="symbol0_5f_c">);</text:span></text:p>
      <text:p text:style-name="P58"><text:s text:c="2"/>Translation <text:span text:style-name="symbol0_5f_c">=</text:span> dlsym<text:span text:style-name="symbol0_5f_c">(</text:span>libHandle<text:span text:style-name="symbol0_5f_c">,</text:span> <text:span text:style-name="string_5f_c">"Translation"</text:span><text:span text:style-name="symbol0_5f_c">);</text:span></text:p>
      <text:p text:style-name="P58"><text:span text:style-name="symbol0_5f_c">}</text:span></text:p>
      <text:p text:style-name="P58"/>
      <text:p text:style-name="P58"><text:span text:style-name="keyword3_5f_c">void</text:span> changeContract<text:span text:style-name="symbol0_5f_c">(){</text:span></text:p>
      <text:p text:style-name="P58"><text:s text:c="2"/>dlclose<text:span text:style-name="symbol0_5f_c">(</text:span>libHandle<text:span text:style-name="symbol0_5f_c">);</text:span></text:p>
      <text:p text:style-name="P58"><text:s text:c="2"/><text:span text:style-name="keyword0_5f_c">switch</text:span> <text:span text:style-name="symbol0_5f_c">(</text:span>cont<text:span text:style-name="symbol0_5f_c">)</text:span> <text:span text:style-name="symbol0_5f_c">{</text:span></text:p>
      <text:p text:style-name="P58"><text:tab/><text:span text:style-name="keyword0_5f_c">case</text:span> FIRST<text:span text:style-name="symbol0_5f_c">:{</text:span></text:p>
      <text:p text:style-name="P58"><text:tab/><text:tab/>cont <text:span text:style-name="symbol0_5f_c">=</text:span> SECOND<text:span text:style-name="symbol0_5f_c">;</text:span></text:p>
      <text:p text:style-name="P58"><text:tab/><text:tab/><text:span text:style-name="keyword1_5f_c">break</text:span><text:span text:style-name="symbol0_5f_c">;</text:span></text:p>
      <text:p text:style-name="P58"><text:tab/><text:span text:style-name="symbol0_5f_c">}</text:span></text:p>
      <text:p text:style-name="P58"><text:tab/><text:span text:style-name="keyword0_5f_c">case</text:span> SECOND<text:span text:style-name="symbol0_5f_c">:{</text:span></text:p>
      <text:p text:style-name="P58"><text:tab/> <text:s/>cont <text:span text:style-name="symbol0_5f_c">=</text:span> FIRST<text:span text:style-name="symbol0_5f_c">;</text:span></text:p>
      <text:p text:style-name="P58"><text:tab/> <text:s/><text:span text:style-name="keyword1_5f_c">break</text:span><text:span text:style-name="symbol0_5f_c">;</text:span></text:p>
      <text:p text:style-name="P58"><text:tab/><text:span text:style-name="symbol0_5f_c">}</text:span></text:p>
      <text:p text:style-name="P58"><text:s text:c="2"/><text:span text:style-name="symbol0_5f_c">}</text:span></text:p>
      <text:p text:style-name="P58"><text:s text:c="2"/>loadContract<text:span text:style-name="symbol0_5f_c">();</text:span></text:p>
      <text:p text:style-name="P58"><text:span text:style-name="symbol0_5f_c">}</text:span></text:p>
      <text:p text:style-name="P58"/>
      <text:p text:style-name="P58"><text:span text:style-name="keyword3_5f_c">int</text:span> main<text:span text:style-name="symbol0_5f_c">(){</text:span></text:p>
      <text:p text:style-name="P58"><text:s text:c="2"/>loadContract<text:span text:style-name="symbol0_5f_c">();</text:span></text:p>
      <text:p text:style-name="P58"><text:s text:c="2"/><text:span text:style-name="keyword3_5f_c">int</text:span> cmd <text:span text:style-name="symbol0_5f_c">=</text:span> <text:span text:style-name="number_5f_c">0</text:span><text:span text:style-name="symbol0_5f_c">;</text:span></text:p>
      <text:p text:style-name="P58"><text:s text:c="2"/><text:span text:style-name="keyword0_5f_c">while</text:span> <text:span text:style-name="symbol0_5f_c">(</text:span>scanf<text:span text:style-name="symbol0_5f_c">(</text:span><text:span text:style-name="string_5f_c">"%d"</text:span><text:span text:style-name="symbol0_5f_c">,</text:span> <text:span text:style-name="symbol0_5f_c">&amp;</text:span>cmd<text:span text:style-name="symbol0_5f_c">)</text:span> <text:span text:style-name="symbol0_5f_c">!=</text:span> EOF<text:span text:style-name="symbol0_5f_c">){</text:span></text:p>
      <text:p text:style-name="P58"><text:tab/><text:span text:style-name="keyword0_5f_c">switch</text:span> <text:span text:style-name="symbol0_5f_c">(</text:span>cmd<text:span text:style-name="symbol0_5f_c">)</text:span> <text:span text:style-name="symbol0_5f_c">{</text:span></text:p>
      <text:p text:style-name="P58"><text:tab/> <text:s/><text:span text:style-name="keyword0_5f_c">case</text:span> <text:span text:style-name="number_5f_c">0</text:span><text:span text:style-name="symbol0_5f_c">:{</text:span></text:p>
      <text:p text:style-name="P58"><text:tab/> <text:s/>changeContract<text:span text:style-name="symbol0_5f_c">();</text:span></text:p>
      <text:p text:style-name="P58"><text:tab/> <text:s/><text:span text:style-name="keyword2_5f_c">printf</text:span><text:span text:style-name="symbol0_5f_c">(</text:span><text:span text:style-name="string_5f_c">"Contract has been changed</text:span><text:span text:style-name="escaped_5f_c">\n</text:span><text:span text:style-name="string_5f_c">"</text:span><text:span text:style-name="symbol0_5f_c">);</text:span></text:p>
      <text:p text:style-name="P58"><text:tab/> <text:s/><text:span text:style-name="keyword0_5f_c">switch</text:span> <text:span text:style-name="symbol0_5f_c">(</text:span>cont<text:span text:style-name="symbol0_5f_c">)</text:span> <text:span text:style-name="symbol0_5f_c">{</text:span></text:p>
      <text:p text:style-name="P58"><text:tab/><text:tab/><text:span text:style-name="keyword0_5f_c">case</text:span> FIRST<text:span text:style-name="symbol0_5f_c">:</text:span> <text:span text:style-name="symbol0_5f_c">{</text:span></text:p>
      <text:p text:style-name="P58"><text:soft-page-break/><text:tab/><text:tab/> <text:s/><text:span text:style-name="keyword2_5f_c">printf</text:span><text:span text:style-name="symbol0_5f_c">(</text:span><text:span text:style-name="string_5f_c">"Contract is First</text:span><text:span text:style-name="escaped_5f_c">\n</text:span><text:span text:style-name="string_5f_c">"</text:span><text:span text:style-name="symbol0_5f_c">);</text:span></text:p>
      <text:p text:style-name="P58"><text:tab/><text:tab/> <text:s/><text:span text:style-name="keyword1_5f_c">break</text:span><text:span text:style-name="symbol0_5f_c">;</text:span></text:p>
      <text:p text:style-name="P58"><text:tab/><text:tab/><text:span text:style-name="symbol0_5f_c">}</text:span></text:p>
      <text:p text:style-name="P58"><text:tab/><text:tab/><text:span text:style-name="keyword0_5f_c">case</text:span> SECOND<text:span text:style-name="symbol0_5f_c">:{</text:span></text:p>
      <text:p text:style-name="P58"><text:tab/><text:tab/> <text:s/><text:span text:style-name="keyword2_5f_c">printf</text:span><text:span text:style-name="symbol0_5f_c">(</text:span><text:span text:style-name="string_5f_c">"Contract is Second</text:span><text:span text:style-name="escaped_5f_c">\n</text:span><text:span text:style-name="string_5f_c">"</text:span><text:span text:style-name="symbol0_5f_c">);</text:span></text:p>
      <text:p text:style-name="P58"><text:tab/><text:tab/><text:span text:style-name="symbol0_5f_c">}</text:span></text:p>
      <text:p text:style-name="P58"><text:tab/> <text:s/><text:span text:style-name="symbol0_5f_c">}</text:span></text:p>
      <text:p text:style-name="P58"><text:tab/> <text:s/><text:span text:style-name="keyword1_5f_c">break</text:span><text:span text:style-name="symbol0_5f_c">;</text:span></text:p>
      <text:p text:style-name="P58"><text:tab/><text:span text:style-name="symbol0_5f_c">}</text:span></text:p>
      <text:p text:style-name="P58"><text:tab/><text:span text:style-name="keyword0_5f_c">case</text:span> <text:span text:style-name="number_5f_c">1</text:span><text:span text:style-name="symbol0_5f_c">:{</text:span></text:p>
      <text:p text:style-name="P58"><text:tab/> <text:s/><text:span text:style-name="keyword3_5f_c">float</text:span> A<text:span text:style-name="symbol0_5f_c">,</text:span> deltaX<text:span text:style-name="symbol0_5f_c">;</text:span></text:p>
      <text:p text:style-name="P58"><text:tab/> <text:s/><text:span text:style-name="keyword0_5f_c">if</text:span> <text:span text:style-name="symbol0_5f_c">(</text:span>scanf<text:span text:style-name="symbol0_5f_c">(</text:span><text:span text:style-name="string_5f_c">"%f %f"</text:span><text:span text:style-name="symbol0_5f_c">,</text:span> <text:span text:style-name="symbol0_5f_c">&amp;</text:span>A<text:span text:style-name="symbol0_5f_c">,</text:span> <text:span text:style-name="symbol0_5f_c">&amp;</text:span>deltaX<text:span text:style-name="symbol0_5f_c">)</text:span> <text:span text:style-name="symbol0_5f_c">==</text:span> <text:span text:style-name="number_5f_c">2</text:span><text:span text:style-name="symbol0_5f_c">){</text:span></text:p>
      <text:p text:style-name="P58"><text:tab/><text:tab/><text:span text:style-name="keyword2_5f_c">printf</text:span><text:span text:style-name="symbol0_5f_c">(</text:span><text:span text:style-name="string_5f_c">"%.6f</text:span><text:span text:style-name="escaped_5f_c">\n</text:span><text:span text:style-name="string_5f_c">"</text:span><text:span text:style-name="symbol0_5f_c">,</text:span> Derivative<text:span text:style-name="symbol0_5f_c">(</text:span>A<text:span text:style-name="symbol0_5f_c">,</text:span> deltaX<text:span text:style-name="symbol0_5f_c">));</text:span></text:p>
      <text:p text:style-name="P58"><text:tab/> <text:s/><text:span text:style-name="symbol0_5f_c">}</text:span></text:p>
      <text:p text:style-name="P58"><text:tab/> <text:s/><text:span text:style-name="keyword1_5f_c">break</text:span><text:span text:style-name="symbol0_5f_c">;</text:span></text:p>
      <text:p text:style-name="P58"><text:tab/><text:span text:style-name="symbol0_5f_c">}</text:span></text:p>
      <text:p text:style-name="P58"><text:tab/><text:span text:style-name="keyword0_5f_c">case</text:span> <text:span text:style-name="number_5f_c">2</text:span><text:span text:style-name="symbol0_5f_c">:{</text:span></text:p>
      <text:p text:style-name="P58"><text:tab/> <text:s/><text:span text:style-name="keyword3_5f_c">long</text:span> x<text:span text:style-name="symbol0_5f_c">;</text:span></text:p>
      <text:p text:style-name="P58"><text:tab/> <text:s/><text:span text:style-name="keyword0_5f_c">if</text:span> <text:span text:style-name="symbol0_5f_c">(</text:span>scanf<text:span text:style-name="symbol0_5f_c">(</text:span><text:span text:style-name="string_5f_c">"%ld"</text:span><text:span text:style-name="symbol0_5f_c">,</text:span> <text:span text:style-name="symbol0_5f_c">&amp;</text:span>x<text:span text:style-name="symbol0_5f_c">)</text:span> <text:span text:style-name="symbol0_5f_c">==</text:span> <text:span text:style-name="number_5f_c">1</text:span><text:span text:style-name="symbol0_5f_c">){</text:span></text:p>
      <text:p text:style-name="P58"><text:tab/><text:tab/><text:span text:style-name="keyword2_5f_c">printf</text:span><text:span text:style-name="symbol0_5f_c">(</text:span><text:span text:style-name="string_5f_c">"Translation from 10 to "</text:span><text:span text:style-name="symbol0_5f_c">);</text:span></text:p>
      <text:p text:style-name="P58"><text:tab/><text:tab/><text:span text:style-name="keyword0_5f_c">switch</text:span> <text:span text:style-name="symbol0_5f_c">(</text:span>cont<text:span text:style-name="symbol0_5f_c">)</text:span> <text:span text:style-name="symbol0_5f_c">{</text:span></text:p>
      <text:p text:style-name="P58"><text:tab/><text:tab/> <text:s/><text:span text:style-name="keyword0_5f_c">case</text:span> FIRST<text:span text:style-name="symbol0_5f_c">:{</text:span></text:p>
      <text:p text:style-name="P58"><text:tab/><text:tab/><text:tab/><text:span text:style-name="keyword2_5f_c">printf</text:span><text:span text:style-name="symbol0_5f_c">(</text:span><text:span text:style-name="string_5f_c">"2"</text:span><text:span text:style-name="symbol0_5f_c">);</text:span></text:p>
      <text:p text:style-name="P58"><text:tab/><text:tab/><text:tab/><text:span text:style-name="keyword1_5f_c">break</text:span><text:span text:style-name="symbol0_5f_c">;</text:span></text:p>
      <text:p text:style-name="P58"><text:tab/><text:tab/> <text:s/><text:span text:style-name="symbol0_5f_c">}</text:span></text:p>
      <text:p text:style-name="P58"><text:tab/><text:tab/> <text:s/><text:span text:style-name="keyword0_5f_c">case</text:span> SECOND<text:span text:style-name="symbol0_5f_c">:{</text:span></text:p>
      <text:p text:style-name="P58"><text:tab/><text:tab/><text:tab/><text:span text:style-name="keyword2_5f_c">printf</text:span><text:span text:style-name="symbol0_5f_c">(</text:span><text:span text:style-name="string_5f_c">"3"</text:span><text:span text:style-name="symbol0_5f_c">);</text:span></text:p>
      <text:p text:style-name="P58"><text:tab/><text:tab/> <text:s/><text:span text:style-name="symbol0_5f_c">}</text:span></text:p>
      <text:p text:style-name="P58"><text:tab/><text:tab/><text:span text:style-name="symbol0_5f_c">}</text:span></text:p>
      <text:p text:style-name="P58"><text:soft-page-break/><text:tab/><text:tab/><text:span text:style-name="keyword2_5f_c">printf</text:span><text:span text:style-name="symbol0_5f_c">(</text:span><text:span text:style-name="string_5f_c">" base %s</text:span><text:span text:style-name="escaped_5f_c">\n</text:span><text:span text:style-name="string_5f_c">"</text:span><text:span text:style-name="symbol0_5f_c">,</text:span> Translation<text:span text:style-name="symbol0_5f_c">(</text:span>x<text:span text:style-name="symbol0_5f_c">));</text:span></text:p>
      <text:p text:style-name="P58"><text:tab/> <text:s/><text:span text:style-name="symbol0_5f_c">}</text:span></text:p>
      <text:p text:style-name="P58"><text:tab/> <text:s/><text:span text:style-name="keyword1_5f_c">break</text:span><text:span text:style-name="symbol0_5f_c">;</text:span></text:p>
      <text:p text:style-name="P58"><text:tab/><text:span text:style-name="symbol0_5f_c">}</text:span></text:p>
      <text:p text:style-name="P58"><text:tab/><text:span text:style-name="keyword0_5f_c">default</text:span><text:span text:style-name="symbol0_5f_c">:{</text:span></text:p>
      <text:p text:style-name="P58"><text:tab/> <text:s/><text:span text:style-name="keyword2_5f_c">printf</text:span><text:span text:style-name="symbol0_5f_c">(</text:span><text:span text:style-name="string_5f_c">"Wrong answer</text:span><text:span text:style-name="escaped_5f_c">\n</text:span><text:span text:style-name="string_5f_c">"</text:span><text:span text:style-name="symbol0_5f_c">);</text:span></text:p>
      <text:p text:style-name="P58"><text:tab/><text:span text:style-name="symbol0_5f_c">}</text:span></text:p>
      <text:p text:style-name="P58"><text:tab/><text:span text:style-name="symbol0_5f_c">}</text:span></text:p>
      <text:p text:style-name="P58"><text:s text:c="2"/><text:span text:style-name="symbol0_5f_c">}</text:span></text:p>
      <text:p text:style-name="P58"><text:s text:c="2"/><text:span text:style-name="keyword0_5f_c">return</text:span> <text:span text:style-name="number_5f_c">0</text:span><text:span text:style-name="symbol0_5f_c">;</text:span></text:p>
      <text:p text:style-name="P58"><text:span text:style-name="symbol0_5f_c">}</text:span></text:p>
      <text:p text:style-name="P58"><text:span text:style-name="symbol0_5f_c"/></text:p>
      <text:p text:style-name="P59"><text:span text:style-name="symbol0_5f_c"><text:span text:style-name="T16">Сборка программы</text:span></text:span></text:p>
      <text:p text:style-name="P60"><text:span text:style-name="symbol0_5f_bash"><text:span text:style-name="T24">[</text:span></text:span><text:span text:style-name="symbol0_5f_c"><text:span text:style-name="T16">Temi4</text:span></text:span><text:span text:style-name="symbol0_5f_bash"><text:span text:style-name="T24">@</text:span></text:span><text:span text:style-name="symbol0_5f_c"><text:span text:style-name="T16">localhost src</text:span></text:span><text:span text:style-name="symbol0_5f_bash"><text:span text:style-name="T24">]</text:span></text:span><text:span text:style-name="symbol0_5f_c"><text:span text:style-name="T16">$ </text:span></text:span><text:span text:style-name="keyword1_5f_bash"><text:span text:style-name="T24">gcc</text:span></text:span><text:span text:style-name="symbol0_5f_c"><text:span text:style-name="T16"> </text:span></text:span><text:span text:style-name="regexp4_5f_bash"><text:span text:style-name="T24">-fPIC</text:span></text:span><text:span text:style-name="symbol0_5f_c"><text:span text:style-name="T16"> </text:span></text:span><text:span text:style-name="regexp4_5f_bash"><text:span text:style-name="T24">-lm</text:span></text:span><text:span text:style-name="symbol0_5f_c"><text:span text:style-name="T16"> </text:span></text:span><text:span text:style-name="regexp4_5f_bash"><text:span text:style-name="T24">-</text:span></text:span><text:span text:style-name="keyword1_5f_bash"><text:span text:style-name="T24">c</text:span></text:span><text:span text:style-name="symbol0_5f_c"><text:span text:style-name="T16"> FirstRealization.</text:span></text:span><text:span text:style-name="keyword1_5f_bash"><text:span text:style-name="T24">c</text:span></text:span><text:span text:style-name="symbol0_5f_c"><text:span text:style-name="T16"> </text:span></text:span><text:span text:style-name="regexp4_5f_bash"><text:span text:style-name="T24">-o</text:span></text:span><text:span text:style-name="symbol0_5f_c"><text:span text:style-name="T16"> First.o</text:span></text:span></text:p>
      <text:p text:style-name="P60"><text:span text:style-name="symbol0_5f_bash"><text:span text:style-name="T24">[</text:span></text:span><text:span text:style-name="symbol0_5f_c"><text:span text:style-name="T16">Temi4</text:span></text:span><text:span text:style-name="symbol0_5f_bash"><text:span text:style-name="T24">@</text:span></text:span><text:span text:style-name="symbol0_5f_c"><text:span text:style-name="T16">localhost src</text:span></text:span><text:span text:style-name="symbol0_5f_bash"><text:span text:style-name="T24">]</text:span></text:span><text:span text:style-name="symbol0_5f_c"><text:span text:style-name="T16">$ </text:span></text:span><text:span text:style-name="keyword1_5f_bash"><text:span text:style-name="T24">gcc</text:span></text:span><text:span text:style-name="symbol0_5f_c"><text:span text:style-name="T16"> </text:span></text:span><text:span text:style-name="regexp4_5f_bash"><text:span text:style-name="T24">-fPIC</text:span></text:span><text:span text:style-name="symbol0_5f_c"><text:span text:style-name="T16"> </text:span></text:span><text:span text:style-name="regexp4_5f_bash"><text:span text:style-name="T24">-lm</text:span></text:span><text:span text:style-name="symbol0_5f_c"><text:span text:style-name="T16"> </text:span></text:span><text:span text:style-name="regexp4_5f_bash"><text:span text:style-name="T24">-</text:span></text:span><text:span text:style-name="keyword1_5f_bash"><text:span text:style-name="T24">c</text:span></text:span><text:span text:style-name="symbol0_5f_c"><text:span text:style-name="T16"> SecondRealization.</text:span></text:span><text:span text:style-name="keyword1_5f_bash"><text:span text:style-name="T24">c</text:span></text:span><text:span text:style-name="symbol0_5f_c"><text:span text:style-name="T16"> </text:span></text:span><text:span text:style-name="regexp4_5f_bash"><text:span text:style-name="T24">-o</text:span></text:span><text:span text:style-name="symbol0_5f_c"><text:span text:style-name="T16"> Second.o</text:span></text:span></text:p>
      <text:p text:style-name="P60"><text:span text:style-name="symbol0_5f_bash"><text:span text:style-name="T24">[</text:span></text:span><text:span text:style-name="symbol0_5f_c"><text:span text:style-name="T16">Temi4</text:span></text:span><text:span text:style-name="symbol0_5f_bash"><text:span text:style-name="T24">@</text:span></text:span><text:span text:style-name="symbol0_5f_c"><text:span text:style-name="T16">localhost src</text:span></text:span><text:span text:style-name="symbol0_5f_bash"><text:span text:style-name="T24">]</text:span></text:span><text:span text:style-name="symbol0_5f_c"><text:span text:style-name="T16">$ </text:span></text:span><text:span text:style-name="keyword1_5f_bash"><text:span text:style-name="T24">gcc</text:span></text:span><text:span text:style-name="symbol0_5f_c"><text:span text:style-name="T16"> </text:span></text:span><text:span text:style-name="regexp4_5f_bash"><text:span text:style-name="T24">-shared</text:span></text:span><text:span text:style-name="symbol0_5f_c"><text:span text:style-name="T16"> </text:span></text:span><text:span text:style-name="regexp4_5f_bash"><text:span text:style-name="T24">-o</text:span></text:span><text:span text:style-name="symbol0_5f_c"><text:span text:style-name="T16"> libFirst.so First.o</text:span></text:span></text:p>
      <text:p text:style-name="P60"><text:span text:style-name="symbol0_5f_bash"><text:span text:style-name="T24">[</text:span></text:span><text:span text:style-name="symbol0_5f_c"><text:span text:style-name="T16">Temi4</text:span></text:span><text:span text:style-name="symbol0_5f_bash"><text:span text:style-name="T24">@</text:span></text:span><text:span text:style-name="symbol0_5f_c"><text:span text:style-name="T16">localhost src</text:span></text:span><text:span text:style-name="symbol0_5f_bash"><text:span text:style-name="T24">]</text:span></text:span><text:span text:style-name="symbol0_5f_c"><text:span text:style-name="T16">$ </text:span></text:span><text:span text:style-name="keyword1_5f_bash"><text:span text:style-name="T24">gcc</text:span></text:span><text:span text:style-name="symbol0_5f_c"><text:span text:style-name="T16"> </text:span></text:span><text:span text:style-name="regexp4_5f_bash"><text:span text:style-name="T24">-shared</text:span></text:span><text:span text:style-name="symbol0_5f_c"><text:span text:style-name="T16"> </text:span></text:span><text:span text:style-name="regexp4_5f_bash"><text:span text:style-name="T24">-o</text:span></text:span><text:span text:style-name="symbol0_5f_c"><text:span text:style-name="T16"> libSecond.so Second.o</text:span></text:span></text:p>
      <text:p text:style-name="P60"><text:span text:style-name="symbol0_5f_bash"><text:span text:style-name="T24">[</text:span></text:span><text:span text:style-name="symbol0_5f_c"><text:span text:style-name="T16">Temi4</text:span></text:span><text:span text:style-name="symbol0_5f_bash"><text:span text:style-name="T24">@</text:span></text:span><text:span text:style-name="symbol0_5f_c"><text:span text:style-name="T16">localhost src</text:span></text:span><text:span text:style-name="symbol0_5f_bash"><text:span text:style-name="T24">]</text:span></text:span><text:span text:style-name="symbol0_5f_c"><text:span text:style-name="T16">$ </text:span></text:span><text:span text:style-name="keyword1_5f_bash"><text:span text:style-name="T24">sudo</text:span></text:span><text:span text:style-name="symbol0_5f_c"><text:span text:style-name="T16"> </text:span></text:span><text:span text:style-name="keyword1_5f_bash"><text:span text:style-name="T24">cp</text:span></text:span><text:span text:style-name="symbol0_5f_c"><text:span text:style-name="T16"> libFirst.so </text:span></text:span><text:span text:style-name="symbol0_5f_bash"><text:span text:style-name="T24">/</text:span></text:span><text:span text:style-name="symbol0_5f_c"><text:span text:style-name="T16">usr</text:span></text:span><text:span text:style-name="symbol0_5f_bash"><text:span text:style-name="T24">/</text:span></text:span><text:span text:style-name="symbol0_5f_c"><text:span text:style-name="T16">lib</text:span></text:span></text:p>
      <text:p text:style-name="P60"><text:span text:style-name="symbol0_5f_bash"><text:span text:style-name="T24">[</text:span></text:span><text:span text:style-name="symbol0_5f_c"><text:span text:style-name="T16">Temi4</text:span></text:span><text:span text:style-name="symbol0_5f_bash"><text:span text:style-name="T24">@</text:span></text:span><text:span text:style-name="symbol0_5f_c"><text:span text:style-name="T16">localhost src</text:span></text:span><text:span text:style-name="symbol0_5f_bash"><text:span text:style-name="T24">]</text:span></text:span><text:span text:style-name="symbol0_5f_c"><text:span text:style-name="T16">$ </text:span></text:span><text:span text:style-name="keyword1_5f_bash"><text:span text:style-name="T24">sudo</text:span></text:span><text:span text:style-name="symbol0_5f_c"><text:span text:style-name="T16"> </text:span></text:span><text:span text:style-name="keyword1_5f_bash"><text:span text:style-name="T24">cp</text:span></text:span><text:span text:style-name="symbol0_5f_c"><text:span text:style-name="T16"> libSecond.so </text:span></text:span><text:span text:style-name="symbol0_5f_bash"><text:span text:style-name="T24">/</text:span></text:span><text:span text:style-name="symbol0_5f_c"><text:span text:style-name="T16">usr</text:span></text:span><text:span text:style-name="symbol0_5f_bash"><text:span text:style-name="T24">/</text:span></text:span><text:span text:style-name="symbol0_5f_c"><text:span text:style-name="T16">lib</text:span></text:span></text:p>
      <text:p text:style-name="P60"><text:span text:style-name="symbol0_5f_bash"><text:span text:style-name="T24">[</text:span></text:span><text:span text:style-name="symbol0_5f_c"><text:span text:style-name="T16">Temi4</text:span></text:span><text:span text:style-name="symbol0_5f_bash"><text:span text:style-name="T24">@</text:span></text:span><text:span text:style-name="symbol0_5f_c"><text:span text:style-name="T16">localhost src</text:span></text:span><text:span text:style-name="symbol0_5f_bash"><text:span text:style-name="T24">]</text:span></text:span><text:span text:style-name="symbol0_5f_c"><text:span text:style-name="T16">$ </text:span></text:span><text:span text:style-name="keyword1_5f_bash"><text:span text:style-name="T24">gcc</text:span></text:span><text:span text:style-name="symbol0_5f_c"><text:span text:style-name="T16"> static_main.</text:span></text:span><text:span text:style-name="keyword1_5f_bash"><text:span text:style-name="T24">c</text:span></text:span><text:span text:style-name="symbol0_5f_c"><text:span text:style-name="T16"> </text:span></text:span><text:span text:style-name="regexp4_5f_bash"><text:span text:style-name="T24">-lFirst</text:span></text:span><text:span text:style-name="symbol0_5f_c"><text:span text:style-name="T16"> </text:span></text:span><text:span text:style-name="regexp4_5f_bash"><text:span text:style-name="T24">-lm</text:span></text:span><text:span text:style-name="symbol0_5f_c"><text:span text:style-name="T16"> </text:span></text:span><text:span text:style-name="regexp4_5f_bash"><text:span text:style-name="T24">-o</text:span></text:span><text:span text:style-name="symbol0_5f_c"><text:span text:style-name="T16"> first_static</text:span></text:span></text:p>
      <text:p text:style-name="P60"><text:span text:style-name="symbol0_5f_bash"><text:span text:style-name="T24">[</text:span></text:span><text:span text:style-name="symbol0_5f_c"><text:span text:style-name="T16">Temi4</text:span></text:span><text:span text:style-name="symbol0_5f_bash"><text:span text:style-name="T24">@</text:span></text:span><text:span text:style-name="symbol0_5f_c"><text:span text:style-name="T16">localhost src</text:span></text:span><text:span text:style-name="symbol0_5f_bash"><text:span text:style-name="T24">]</text:span></text:span><text:span text:style-name="symbol0_5f_c"><text:span text:style-name="T16">$ </text:span></text:span><text:span text:style-name="keyword1_5f_bash"><text:span text:style-name="T24">gcc</text:span></text:span><text:span text:style-name="symbol0_5f_c"><text:span text:style-name="T16"> static_main.</text:span></text:span><text:span text:style-name="keyword1_5f_bash"><text:span text:style-name="T24">c</text:span></text:span><text:span text:style-name="symbol0_5f_c"><text:span text:style-name="T16"> </text:span></text:span><text:span text:style-name="regexp4_5f_bash"><text:span text:style-name="T24">-lSecond</text:span></text:span><text:span text:style-name="symbol0_5f_c"><text:span text:style-name="T16"> </text:span></text:span><text:span text:style-name="regexp4_5f_bash"><text:span text:style-name="T24">-lm</text:span></text:span><text:span text:style-name="symbol0_5f_c"><text:span text:style-name="T16"> </text:span></text:span><text:span text:style-name="regexp4_5f_bash"><text:span text:style-name="T24">-o</text:span></text:span><text:span text:style-name="symbol0_5f_c"><text:span text:style-name="T16"> second_static</text:span></text:span></text:p>
      <text:p text:style-name="P60"><text:span text:style-name="symbol0_5f_bash"><text:span text:style-name="T24">[</text:span></text:span><text:span text:style-name="symbol0_5f_c"><text:span text:style-name="T16">Temi4</text:span></text:span><text:span text:style-name="symbol0_5f_bash"><text:span text:style-name="T24">@</text:span></text:span><text:span text:style-name="symbol0_5f_c"><text:span text:style-name="T16">localhost src</text:span></text:span><text:span text:style-name="symbol0_5f_bash"><text:span text:style-name="T24">]</text:span></text:span><text:span text:style-name="symbol0_5f_c"><text:span text:style-name="T16">$ </text:span></text:span><text:span text:style-name="keyword1_5f_bash"><text:span text:style-name="T24">gcc</text:span></text:span><text:span text:style-name="symbol0_5f_c"><text:span text:style-name="T16"> dynamic_main.</text:span></text:span><text:span text:style-name="keyword1_5f_bash"><text:span text:style-name="T24">c</text:span></text:span><text:span text:style-name="symbol0_5f_c"><text:span text:style-name="T16"> </text:span></text:span><text:span text:style-name="regexp4_5f_bash"><text:span text:style-name="T24">-ldl</text:span></text:span><text:span text:style-name="symbol0_5f_c"><text:span text:style-name="T16"> </text:span></text:span><text:span text:style-name="regexp4_5f_bash"><text:span text:style-name="T24">-lm</text:span></text:span><text:span text:style-name="symbol0_5f_c"><text:span text:style-name="T16"> </text:span></text:span><text:span text:style-name="regexp4_5f_bash"><text:span text:style-name="T24">-o</text:span></text:span><text:span text:style-name="symbol0_5f_c"><text:span text:style-name="T16"> dynamic</text:span></text:span></text:p>
      <text:p text:style-name="P17">Демонстрация работы программы</text:p>
      <text:p text:style-name="P7"><text:span text:style-name="symbol0_5f_bash"><text:span text:style-name="T25">[</text:span></text:span><text:span text:style-name="symbol0_5f_bash">Temi4@localhost src]$ ./FirstStatic </text:span></text:p>
      <text:p text:style-name="P7"><text:span text:style-name="number_5f_bash">2</text:span><text:span text:style-name="symbol0_5f_bash"> </text:span><text:span text:style-name="number_5f_bash">10</text:span></text:p>
      <text:p text:style-name="P7"><text:span text:style-name="number_5f_bash">1010</text:span></text:p>
      <text:p text:style-name="P7"><text:span text:style-name="number_5f_bash">1</text:span><text:span text:style-name="symbol0_5f_bash"> </text:span><text:span text:style-name="number_5f_bash">0</text:span><text:span text:style-name="symbol0_5f_bash"> </text:span><text:span text:style-name="number_5f_bash">0.1</text:span></text:p>
      <text:p text:style-name="P7"><text:span text:style-name="number_5f_bash">-0.049958</text:span></text:p>
      <text:p text:style-name="P7"><text:span text:style-name="number_5f_bash">1</text:span><text:span text:style-name="symbol0_5f_bash"> </text:span><text:span text:style-name="number_5f_bash">0</text:span><text:span text:style-name="symbol0_5f_bash"> </text:span><text:span text:style-name="number_5f_bash">0.0001</text:span></text:p>
      <text:p text:style-name="P7"><text:span text:style-name="number_5f_bash">0.000000</text:span></text:p>
      <text:p text:style-name="P7"><text:span text:style-name="number_5f_bash">1</text:span><text:span text:style-name="symbol0_5f_bash"> </text:span><text:span text:style-name="number_5f_bash">0</text:span><text:span text:style-name="symbol0_5f_bash"> </text:span><text:span text:style-name="number_5f_bash">0.001</text:span></text:p>
      <text:p text:style-name="P7"><text:soft-page-break/><text:span text:style-name="number_5f_bash">-0.000477</text:span></text:p>
      <text:p text:style-name="P7"><text:span text:style-name="number_5f_bash">1</text:span><text:span text:style-name="symbol0_5f_bash"> </text:span><text:span text:style-name="number_5f_bash">1.57</text:span><text:span text:style-name="symbol0_5f_bash"> </text:span><text:span text:style-name="number_5f_bash">0.001</text:span></text:p>
      <text:p text:style-name="P7"><text:span text:style-name="number_5f_bash">-1.000047</text:span></text:p>
      <text:p text:style-name="P7"><text:span text:style-name="symbol0_5f_bash">[Temi4@localhost src]$ ./SecondStatic</text:span></text:p>
      <text:p text:style-name="P7"><text:span text:style-name="number_5f_bash">2</text:span><text:span text:style-name="symbol0_5f_bash"> </text:span><text:span text:style-name="number_5f_bash">10</text:span></text:p>
      <text:p text:style-name="P7"><text:span text:style-name="number_5f_bash">101</text:span></text:p>
      <text:p text:style-name="P7"><text:span text:style-name="number_5f_bash">1</text:span><text:span text:style-name="symbol0_5f_bash"> </text:span><text:span text:style-name="number_5f_bash">0</text:span><text:span text:style-name="symbol0_5f_bash"> </text:span><text:span text:style-name="number_5f_bash">0.001</text:span></text:p>
      <text:p text:style-name="P7"><text:span text:style-name="number_5f_bash">0.000000</text:span></text:p>
      <text:p text:style-name="P7"><text:span text:style-name="number_5f_bash">1</text:span><text:span text:style-name="symbol0_5f_bash"> </text:span><text:span text:style-name="number_5f_bash">1.57</text:span><text:span text:style-name="symbol0_5f_bash"> </text:span><text:span text:style-name="number_5f_bash">0.001</text:span></text:p>
      <text:p text:style-name="P7"><text:span text:style-name="number_5f_bash">-1.000046</text:span></text:p>
      <text:p text:style-name="P7"><text:span text:style-name="symbol0_5f_bash">[</text:span><text:span text:style-name="number_5f_bash">Temi4</text:span><text:span text:style-name="symbol0_5f_bash">@</text:span><text:span text:style-name="number_5f_bash">localhost src</text:span><text:span text:style-name="symbol0_5f_bash">]</text:span><text:span text:style-name="number_5f_bash">$ .</text:span><text:span text:style-name="symbol0_5f_bash">/</text:span><text:span text:style-name="number_5f_bash">dynamic</text:span></text:p>
      <text:p text:style-name="P7"><text:span text:style-name="number_5f_bash">1 0 0.001</text:span></text:p>
      <text:p text:style-name="P7"><text:span text:style-name="number_5f_bash">-0.000477</text:span></text:p>
      <text:p text:style-name="P7"><text:span text:style-name="number_5f_bash">1 1.57 0.001</text:span></text:p>
      <text:p text:style-name="P7"><text:span text:style-name="number_5f_bash">-1.000047</text:span></text:p>
      <text:p text:style-name="P7"><text:span text:style-name="number_5f_bash">2 10</text:span></text:p>
      <text:p text:style-name="P7"><text:span text:style-name="number_5f_bash">Translation from 10 to 2 base 1010</text:span></text:p>
      <text:p text:style-name="P7"><text:span text:style-name="number_5f_bash">0</text:span></text:p>
      <text:p text:style-name="P7"><text:span text:style-name="number_5f_bash">Contract has been changed</text:span></text:p>
      <text:p text:style-name="P7"><text:span text:style-name="number_5f_bash">Contract is Second</text:span></text:p>
      <text:p text:style-name="P7"><text:span text:style-name="number_5f_bash">1 0 0.001</text:span></text:p>
      <text:p text:style-name="P7"><text:span text:style-name="number_5f_bash">0.000000</text:span></text:p>
      <text:p text:style-name="P7"><text:span text:style-name="number_5f_bash">1 1.57 0.001</text:span></text:p>
      <text:p text:style-name="P7"><text:span text:style-name="number_5f_bash">-1.000046</text:span></text:p>
      <text:p text:style-name="P7"><text:span text:style-name="number_5f_bash">2 10</text:span></text:p>
      <text:p text:style-name="P7"><text:span text:style-name="number_5f_bash">Translation from 10 to 3 base 101</text:span></text:p>
      <text:p text:style-name="P7"><text:span text:style-name="symbol0_5f_bash"/></text:p>
      <text:p text:style-name="P21"/>
      <text:p text:style-name="P13">Выводы</text:p>
      <text:p text:style-name="P14"/>
      <text:p text:style-name="P44"><text:span text:style-name="T5">В ходе лабораторной работы я познакомился с созданием динамических библиотек в ОС Linux, а также с возможностью загружать эти библиотеки в ходе выполнения программы. Динамические библиотеки помогают уменьшить размер исполняемых файлов. Загрузка динамических библиотек во время выполнения также упрощает компиляцию. Однако также можно подключить библиотеку к программе на этапе линковки. Она все равно загрузится при выполнении, но теперь программа будет изначально знать что и где искать. Если библиотека находится не в стандартной для динамических библиотек директории, необходимо также сообщить линкеру, чтобы тот передал необходимый путь в исполняемый файл. При помощи библиотек мы можем писать более сложные вещи, которые используют простые функции, </text:span><text:soft-page-break/><text:span text:style-name="T5">структуры и т.п., написанные ранее и сохраненные в различных библиотека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regexp4_5f_bash" style:display-name="regexp4_bash" style:family="text">
      <style:text-properties fo:color="#660033" loext:opacity="100%" fo:font-style="normal" fo:font-weight="normal"/>
    </style:style>
    <style:style style:name="number_5f_bash" style:display-name="number_bash" style:family="text">
      <style:text-properties fo:color="#000000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12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1-11-21T20:31:15.547553113</dc:date>
    <meta:editing-cycles>9</meta:editing-cycles>
    <meta:editing-duration>PT26M</meta:editing-duration>
    <meta:generator>LibreOffice/7.2.2.2$Linux_X86_64 LibreOffice_project/20$Build-2</meta:generator>
    <meta:document-statistic meta:table-count="2" meta:image-count="0" meta:object-count="0" meta:page-count="14" meta:paragraph-count="317" meta:word-count="1271" meta:character-count="8930" meta:non-whitespace-character-count="770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